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33cc66" draw:opacity="25%" draw:textarea-horizontal-align="justify" draw:textarea-vertical-align="middle" draw:auto-grow-height="false" fo:min-height="0cm" fo:min-width="0cm" draw:shadow-opacity="25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33cc66" draw:opacity="25%" draw:textarea-horizontal-align="center" draw:textarea-vertical-align="middle" draw:shadow-opacity="25%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11" style:family="graphic" style:parent-style-name="standard">
      <style:graphic-properties svg:stroke-color="#00ae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solid" draw:fill-color="#9999f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ffffff" draw:fill="solid" draw:fill-color="#000000" draw:textarea-horizontal-align="justify" draw:textarea-vertical-align="middle" draw:auto-grow-height="false" fo:padding-top="0.5cm" fo:padding-bottom="0cm" fo:padding-left="0.15cm" fo:padding-right="0.15cm"/>
    </style:style>
    <style:style style:name="gr18" style:family="graphic" style:parent-style-name="standard">
      <style:graphic-properties svg:stroke-color="#ffffff" draw:fill="solid" draw:fill-color="#000000" draw:textarea-horizontal-align="justify" draw:textarea-vertical-align="middle" draw:auto-grow-height="false" fo:padding-top="0.5cm" fo:padding-bottom="0cm" fo:padding-left="0.25cm" fo:padding-right="0.15cm"/>
    </style:style>
    <style:style style:name="gr19" style:family="graphic" style:parent-style-name="standard">
      <style:graphic-properties svg:stroke-color="#000000" draw:fill="solid" draw:fill-color="#ff0000" draw:textarea-horizontal-align="justify" draw:textarea-vertical-align="middle" draw:auto-grow-height="false" fo:padding-top="0.5cm" fo:padding-bottom="0cm" fo:padding-left="0.15cm" fo:padding-right="0.15cm"/>
    </style:style>
    <style:style style:name="gr20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00" draw:fill-gradient-name="Gradient_20_7" draw:fill-hatch-name="Hatch_20_1181" draw:fill-image-name="Bitmape_20_1" draw:opacity="100%" draw:fill-image-width="0cm" draw:fill-image-height="0cm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63cm"/>
    </style:style>
    <style:style style:name="gr22" style:family="graphic" style:parent-style-name="standard">
      <style:graphic-properties draw:stroke="none" draw:fill="solid" draw:fill-color="#ff9966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stroke="none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fill-color="#ffff99" draw:opacity="50%" draw:textarea-horizontal-align="justify" draw:textarea-vertical-align="middle" draw:auto-grow-height="false" fo:min-height="0cm" fo:min-width="0cm" fo:wrap-option="wrap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7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2.061cm"/>
    </style:style>
    <style:style style:name="gr27" style:family="graphic" style:parent-style-name="standard">
      <style:graphic-properties draw:fill-color="#ff8080" draw:opacity="25%" draw:textarea-horizontal-align="justify" draw:textarea-vertical-align="middle" draw:auto-grow-height="false" draw:shadow-opacity="25%"/>
    </style:style>
    <style:style style:name="gr28" style:family="graphic" style:parent-style-name="standard">
      <style:graphic-properties draw:fill-color="#00dcff" draw:opacity="25%" draw:textarea-horizontal-align="justify" draw:textarea-vertical-align="middle" draw:auto-grow-height="false" draw:shadow-opacity="25%"/>
    </style:style>
    <style:style style:name="gr29" style:family="graphic" style:parent-style-name="standard">
      <style:graphic-properties draw:stroke="none" draw:fill="none" fo:min-height="0.78cm"/>
    </style:style>
    <style:style style:name="gr30" style:family="graphic" style:parent-style-name="standard">
      <style:graphic-properties draw:stroke="none" draw:fill="none" fo:min-height="1.25cm"/>
    </style:style>
    <style:style style:name="gr31" style:family="graphic" style:parent-style-name="standard">
      <style:graphic-properties draw:stroke="none" draw:fill="none" fo:min-height="0.95cm"/>
    </style:style>
    <style:style style:name="gr32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5" style:family="graphic" style:parent-style-name="standard">
      <style:graphic-properties draw:fill-color="#ccccff" draw:opacity="100%" draw:textarea-horizontal-align="justify" draw:textarea-vertical-align="middle" draw:auto-grow-height="false" draw:shadow-opacity="100%"/>
    </style:style>
    <style:style style:name="gr36" style:family="graphic" style:parent-style-name="standard">
      <style:graphic-properties draw:fill-color="#33cc66" draw:opacity="25%" draw:textarea-horizontal-align="justify" draw:textarea-vertical-align="middle" draw:auto-grow-height="false" draw:shadow-opacity="25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2.061cm"/>
    </style:style>
    <style:style style:name="gr3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4.18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3.3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937cm"/>
    </style:style>
    <style:style style:name="gr43" style:family="graphic" style:parent-style-name="standard">
      <style:graphic-properties draw:stroke="none" draw:fill="none" fo:min-height="0.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7.131cm"/>
    </style:style>
    <style:style style:name="gr45" style:family="graphic" style:parent-style-name="standard">
      <style:graphic-properties draw:stroke="none" draw:fill="none" fo:min-height="1.55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0.68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3cm"/>
    </style:style>
    <style:style style:name="gr48" style:family="graphic" style:parent-style-name="standard">
      <style:graphic-properties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0.863cm"/>
    </style:style>
    <style:style style:name="gr50" style:family="graphic" style:parent-style-name="standard">
      <style:graphic-properties draw:stroke="none" draw:fill="none" fo:min-height="2.1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14.888cm"/>
    </style:style>
    <style:style style:name="gr52" style:family="graphic" style:parent-style-name="standard">
      <style:graphic-properties draw:fill="solid" draw:fill-color="#33cc66" draw:opacity="25%" draw:textarea-horizontal-align="justify" draw:textarea-vertical-align="middle" draw:auto-grow-height="false" draw:shadow-opacity="25%"/>
    </style:style>
    <style:style style:name="gr53" style:family="graphic" style:parent-style-name="standard">
      <style:graphic-properties draw:fill-color="#33cc66" draw:opacity="25%" draw:textarea-horizontal-align="justify" draw:textarea-vertical-align="middle" draw:auto-grow-height="false" draw:shadow-opacity="25%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0.68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4.673cm"/>
    </style:style>
    <style:style style:name="gr56" style:family="graphic" style:parent-style-name="standard">
      <style:graphic-properties draw:stroke="none" draw:fill="none" fo:min-height="1.5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0.864cm"/>
    </style:style>
    <style:style style:name="gr58" style:family="graphic" style:parent-style-name="standard">
      <style:graphic-properties draw:stroke="none" draw:fill="none" fo:min-height="2.648cm"/>
    </style:style>
    <style:style style:name="gr59" style:family="graphic" style:parent-style-name="standard">
      <style:graphic-properties draw:stroke="none" draw:fill="none" fo:min-height="1.325cm"/>
    </style:style>
    <style:style style:name="gr60" style:family="graphic" style:parent-style-name="standard">
      <style:graphic-properties draw:stroke="none" draw:fill="none" fo:min-height="3.471cm"/>
    </style:style>
    <style:style style:name="gr61" style:family="graphic" style:parent-style-name="standard">
      <style:graphic-properties draw:fill-color="#ccccff" draw:opacity="100%" draw:textarea-horizontal-align="justify" draw:textarea-vertical-align="middle" draw:auto-grow-height="false" draw:shadow-opacity="100%"/>
    </style:style>
    <style:style style:name="gr62" style:family="graphic" style:parent-style-name="standard">
      <style:graphic-properties draw:stroke="none" draw:fill="none" fo:min-height="2.587cm"/>
    </style:style>
    <style:style style:name="gr63" style:family="graphic" style:parent-style-name="standard">
      <style:graphic-properties draw:fill-color="#00dcff" draw:opacity="25%" draw:textarea-horizontal-align="justify" draw:textarea-vertical-align="middle" draw:auto-grow-height="false" draw:shadow-opacity="25%"/>
    </style:style>
    <style:style style:name="gr64" style:family="graphic" style:parent-style-name="standard">
      <style:graphic-properties draw:stroke="none" draw:fill="none" fo:min-height="2.35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008000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style:use-window-font-color="true"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color="#ff0000"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style:use-window-font-color="tru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fo:font-size="12pt" style:font-size-asian="12pt" style:font-size-complex="12pt"/>
    </style:style>
    <style:style style:name="P1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3" style:family="paragraph">
      <style:paragraph-properties fo:margin-left="0cm" fo:margin-right="0cm" fo:text-align="center" fo:text-indent="0cm"/>
      <style:text-properties fo:color="#ff0000" fo:font-size="10pt" style:font-size-asian="10pt" style:font-size-complex="10pt"/>
    </style:style>
    <style:style style:name="P14" style:family="paragraph">
      <style:paragraph-properties fo:margin-left="0cm" fo:margin-right="0cm" fo:text-align="center" fo:text-indent="0cm"/>
      <style:text-properties fo:color="#000000"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color="#ff0000" fo:font-size="12pt" style:font-size-asian="12pt" style:font-size-complex="12pt"/>
    </style:style>
    <style:style style:name="P18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9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20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1" style:family="paragraph">
      <style:paragraph-properties fo:margin-left="0cm" fo:margin-right="0cm" fo:text-indent="0cm"/>
      <style:text-properties fo:font-size="12pt" fo:font-style="normal" style:font-size-asian="12pt" style:font-style-asian="normal" style:font-size-complex="12pt" style:font-style-complex="normal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4" style:family="paragraph">
      <style:paragraph-properties fo:margin-left="0cm" fo:margin-right="0cm" fo:text-indent="0cm">
        <style:tab-stops>
          <style:tab-stop style:position="1.693cm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1.693cm"/>
        </style:tab-stops>
      </style:paragraph-properties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6" style:family="paragraph">
      <style:paragraph-properties fo:margin-left="0cm" fo:margin-right="0cm" fo:text-indent="0cm">
        <style:tab-stops>
          <style:tab-stop style:position="1.693cm"/>
        </style:tab-stops>
      </style:paragraph-properties>
      <style:text-properties fo:font-size="12pt" fo:font-style="normal" style:font-style-asian="normal" style:font-style-complex="normal"/>
    </style:style>
    <style:style style:name="P2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8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text-indent="0cm"/>
      <style:text-properties fo:font-size="18pt"/>
    </style:style>
    <style:style style:name="P30" style:family="paragraph">
      <style:paragraph-properties fo:text-align="center"/>
      <style:text-properties fo:font-size="10pt" style:font-size-asian="10pt" style:font-size-complex="10pt"/>
    </style:style>
    <style:style style:name="P31" style:family="paragraph">
      <style:paragraph-properties fo:margin-left="0cm" fo:margin-right="0cm" fo:text-align="center" fo:text-indent="0cm"/>
      <style:text-properties fo:font-size="18pt"/>
    </style:style>
    <style:style style:name="P32" style:family="paragraph">
      <style:paragraph-properties fo:text-align="center"/>
      <style:text-properties fo:color="#0000ff" fo:font-size="12pt" style:font-size-asian="12pt" style:font-size-complex="12pt"/>
    </style:style>
    <style:style style:name="P33" style:family="paragraph">
      <style:paragraph-properties fo:margin-left="0cm" fo:margin-right="0cm" fo:text-align="center" fo:text-indent="0cm"/>
      <style:text-properties fo:color="#0000ff" fo:font-size="12pt" style:font-size-asian="12pt" style:font-size-complex="12pt"/>
    </style:style>
    <style:style style:name="P34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8000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8000" fo:font-size="10pt" style:font-size-asian="10pt" style:font-size-complex="10pt"/>
    </style:style>
    <style:style style:name="T6" style:family="text">
      <style:text-properties style:use-window-font-color="true"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0000" fo:font-size="10pt" style:font-size-asian="10pt" style:font-size-complex="10pt"/>
    </style:style>
    <style:style style:name="T10" style:family="text">
      <style:text-properties fo:color="#000000" fo:font-size="8pt" style:font-size-asian="8pt" style:font-size-complex="8pt"/>
    </style:style>
    <style:style style:name="T11" style:family="text">
      <style:text-properties fo:color="#ff0000" fo:font-size="12pt" style:font-size-asian="12pt" style:font-size-complex="1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8pt"/>
    </style:style>
    <style:style style:name="T21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ipe" draw:style-name="dp1" draw:master-page-name="Standard">
        <office:forms form:automatic-focus="false" form:apply-design-mode="false"/>
        <draw:custom-shape draw:style-name="gr1" draw:text-style-name="P1" draw:id="id1" draw:layer="layout" svg:width="4cm" svg:height="2cm" svg:x="7.8cm" svg:y="3.1cm">
          <text:p text:style-name="P1"><text:span text:style-name="T1">Processus</text:span></text:p>
          <text:p text:style-name="P1"><text:span text:style-name="T1">ArriveePaquetMedi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.294cm" svg:y1="4.06cm" svg:x2="7.585cm" svg:y2="4.06cm" svg:d="m1294 4060h6291">
          <text:p/>
        </draw:connector>
        <draw:connector draw:style-name="gr2" draw:text-style-name="P2" draw:layer="layout" svg:x1="1.5cm" svg:y1="11.5cm" svg:x2="7.791cm" svg:y2="11.5cm" svg:d="m1500 11500h6291">
          <text:p/>
        </draw:connector>
        <draw:custom-shape draw:style-name="gr3" draw:text-style-name="P1" draw:id="id3" draw:layer="layout" svg:width="4cm" svg:height="2cm" svg:x="8cm" svg:y="10.5cm">
          <text:p text:style-name="P1"><text:span text:style-name="T1">Processus</text:span></text:p>
          <text:p text:style-name="P1"><text:span text:style-name="T1">ArriveePaquetFec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.209cm" svg:y1="15.8cm" svg:x2="7.5cm" svg:y2="15.8cm" svg:d="m1209 15800h6291">
          <text:p/>
        </draw:connector>
        <draw:custom-shape draw:style-name="gr3" draw:text-style-name="P1" draw:id="id5" draw:layer="layout" svg:width="4cm" svg:height="2cm" svg:x="8cm" svg:y="14.8cm">
          <text:p text:style-name="P1"><text:span text:style-name="T1">Processus</text:span></text:p>
          <text:p text:style-name="P1"><text:span text:style-name="T1">ArriveePaquetFec</text:span></text:p>
          <draw:enhanced-geometry svg:viewBox="0 0 21600 21600" draw:type="rectangle" draw:enhanced-path="M 0 0 L 21600 0 21600 21600 0 21600 0 0 Z N"/>
        </draw:custom-shape>
        <draw:path draw:style-name="gr4" draw:text-style-name="P2" draw:layer="layout" svg:width="1.499cm" svg:height="1.999cm" svg:x="14cm" svg:y="5.7cm" svg:viewBox="0 0 1500 2000" svg:d="m0 0h1500v1500c0 276-336 500-750 500s-750-224-750-500z">
          <text:p/>
        </draw:path>
        <draw:ellipse draw:style-name="gr4" draw:text-style-name="P2" draw:id="id2" draw:layer="layout" svg:width="1.5cm" svg:height="1cm" svg:x="14cm" svg:y="5.2cm">
          <text:p/>
        </draw:ellipse>
        <draw:frame draw:style-name="gr5" draw:text-style-name="P1" draw:id="id9" draw:layer="layout" svg:width="1.662cm" svg:height="1.199cm" svg:x="14cm" svg:y="6.2cm">
          <draw:text-box>
            <text:p text:style-name="P2"><text:span text:style-name="T1">media</text:span></text:p>
            <text:p text:style-name="P2"><text:span text:style-name="T1">buffer</text:span></text:p>
          </draw:text-box>
        </draw:frame>
        <draw:path draw:style-name="gr6" draw:text-style-name="P2" draw:id="id6" draw:layer="layout" svg:width="1.499cm" svg:height="1.999cm" svg:x="14cm" svg:y="13cm" svg:viewBox="0 0 1500 2000" svg:d="m0 0h1500v1500c0 276-336 500-750 500s-750-224-750-500z">
          <text:p/>
        </draw:path>
        <draw:frame draw:style-name="gr5" draw:text-style-name="P1" draw:layer="layout" svg:width="1.59cm" svg:height="1.199cm" svg:x="14cm" svg:y="13.5cm">
          <draw:text-box>
            <text:p text:style-name="P2"><text:span text:style-name="T1">fec</text:span></text:p>
            <text:p text:style-name="P2"><text:span text:style-name="T1">buffer</text:span></text:p>
          </draw:text-box>
        </draw:frame>
        <draw:connector draw:style-name="gr7" draw:text-style-name="P1" draw:id="id7" draw:layer="layout" svg:x1="11.8cm" svg:y1="4.1cm" svg:x2="14.75cm" svg:y2="5.2cm" draw:start-shape="id1" draw:start-glue-point="1" draw:end-shape="id2" draw:end-glue-point="0" svg:d="m11800 4100h2950v1100">
          <text:p text:style-name="P2"><text:span text:style-name="T1">stockage</text:span></text:p>
        </draw:connector>
        <draw:connector draw:style-name="gr8" draw:text-style-name="P1" draw:layer="layout" svg:x1="12cm" svg:y1="11.5cm" svg:x2="14.75cm" svg:y2="12.4cm" draw:start-shape="id3" draw:start-glue-point="1" draw:end-shape="id4" draw:end-glue-point="0" svg:d="m12000 11500h2750v900">
          <text:p text:style-name="P2"><text:span text:style-name="T1">stockage</text:span></text:p>
        </draw:connector>
        <draw:connector draw:style-name="gr8" draw:text-style-name="P1" draw:id="id8" draw:layer="layout" svg:x1="12cm" svg:y1="15.8cm" svg:x2="14.75cm" svg:y2="15cm" draw:start-shape="id5" draw:start-glue-point="1" draw:end-shape="id6" draw:end-glue-point="2" svg:d="m12000 15800h2750v-800">
          <text:p text:style-name="P2"><text:span text:style-name="T1">stockage</text:span></text:p>
        </draw:connector>
        <draw:connector draw:style-name="gr9" draw:text-style-name="P1" draw:layer="layout" draw:line-skew="1.999cm" svg:x1="14.75cm" svg:y1="4.1cm" svg:x2="15.5cm" svg:y2="14cm" draw:start-shape="id7" draw:start-glue-point="0" draw:end-shape="id6" svg:d="m14750 4100h3250v9900h-2500">
          <text:p/>
        </draw:connector>
        <draw:ellipse draw:style-name="gr10" draw:text-style-name="P2" draw:layer="layout" svg:width="1.5cm" svg:height="1cm" svg:x="14cm" svg:y="12.4cm">
          <text:p/>
        </draw:ellipse>
        <draw:connector draw:style-name="gr11" draw:text-style-name="P1" draw:layer="layout" draw:line-skew="3.337cm" svg:x1="14.75cm" svg:y1="15.8cm" svg:x2="15.662cm" svg:y2="6.799cm" draw:start-shape="id8" draw:start-glue-point="0" draw:end-shape="id9" svg:d="m14750 15800h4750v-9001h-3838">
          <text:p/>
        </draw:connector>
        <draw:ellipse draw:style-name="gr6" draw:text-style-name="P2" draw:id="id4" draw:layer="layout" svg:width="1.5cm" svg:height="1cm" svg:x="14cm" svg:y="12.4cm">
          <text:p/>
        </draw:ellipse>
      </draw:page>
      <draw:page draw:name="bufferMedia" draw:style-name="dp1" draw:master-page-name="Standard">
        <office:forms form:automatic-focus="false" form:apply-design-mode="false"/>
        <draw:custom-shape draw:style-name="gr12" draw:text-style-name="P2" draw:layer="layout" svg:width="15.2cm" svg:height="0.9cm" svg:x="1.591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cm" svg:height="0.5cm" svg:x="1.991cm" svg:y="4.6cm">
          <text:p text:style-name="P3"><text:span text:style-name="T2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3.491cm" svg:y="4.6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cm" svg:height="0.5cm" svg:x="4.991cm" svg:y="4.6cm">
          <text:p text:style-name="P3"><text:span text:style-name="T2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cm" svg:height="0.5cm" svg:x="7.991cm" svg:y="4.6cm">
          <text:p text:style-name="P3"><text:span text:style-name="T2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cm" svg:height="0.5cm" svg:x="10.991cm" svg:y="4.6cm">
          <text:p text:style-name="P3"><text:span text:style-name="T2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0.091cm" svg:height="0.64cm" svg:x="7.491cm" svg:y="5.308cm">
          <draw:text-box>
            <text:p text:style-name="P6"><text:span text:style-name="T4">représentation linéaire des paquets stockés dans bufferMedia</text:span></text:p>
          </draw:text-box>
        </draw:frame>
        <draw:custom-shape draw:style-name="gr13" draw:text-style-name="P5" draw:layer="layout" svg:width="2.5cm" svg:height="0.5cm" svg:x="5.491cm" svg:y="2cm">
          <text:p text:style-name="P3"><text:span text:style-name="T3">sWaitF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6.247cm" svg:height="1.029cm" svg:x="11.991cm" svg:y="2.867cm">
          <draw:text-box>
            <text:p text:style-name="P6"><text:span text:style-name="T4">mediaNo </text:span><text:span text:style-name="T5">protégé</text:span><text:span text:style-name="T4"> = SNBase+j*Offset</text:span></text:p>
            <text:p text:style-name="P6"><text:span text:style-name="T4">avec j = [0;NA[</text:span></text:p>
          </draw:text-box>
        </draw:frame>
        <draw:line draw:style-name="gr14" draw:text-style-name="P2" draw:layer="layout" svg:x1="2.491cm" svg:y1="4cm" svg:x2="5.491cm" svg:y2="4cm">
          <text:p/>
        </draw:line>
        <draw:frame draw:style-name="gr5" draw:text-style-name="P7" draw:layer="layout" svg:width="1.446cm" svg:height="0.64cm" svg:x="3.141cm" svg:y="3.308cm">
          <draw:text-box>
            <text:p text:style-name="P6"><text:span text:style-name="T4">Offset</text:span></text:p>
          </draw:text-box>
        </draw:frame>
        <draw:frame draw:style-name="gr5" draw:text-style-name="P7" draw:layer="layout" svg:width="1.632cm" svg:height="0.64cm" svg:x="8.391cm" svg:y="2.6cm">
          <draw:text-box>
            <text:p text:style-name="P6"><text:span text:style-name="T4">... NA x</text:span></text:p>
          </draw:text-box>
        </draw:frame>
        <draw:custom-shape draw:style-name="gr13" draw:text-style-name="P5" draw:layer="layout" svg:width="1cm" svg:height="0.5cm" svg:x="6.491cm" svg:y="4.6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cm" svg:height="0.5cm" svg:x="9.491cm" svg:y="4.6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12.491cm" svg:y="4.6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13.991cm" svg:y="4.6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15.391cm" svg:y="4.6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8.491cm" svg:y1="4.6cm" svg:x2="8.491cm" svg:y2="3cm">
          <text:p/>
        </draw:line>
        <draw:line draw:style-name="gr4" draw:text-style-name="P2" draw:layer="layout" svg:x1="5.491cm" svg:y1="4.6cm" svg:x2="5.491cm" svg:y2="3cm">
          <text:p/>
        </draw:line>
        <draw:line draw:style-name="gr4" draw:text-style-name="P2" draw:layer="layout" svg:x1="2.491cm" svg:y1="4.6cm" svg:x2="2.491cm" svg:y2="3cm">
          <text:p/>
        </draw:line>
        <draw:line draw:style-name="gr4" draw:text-style-name="P2" draw:layer="layout" svg:x1="11.491cm" svg:y1="4.6cm" svg:x2="11.491cm" svg:y2="3cm">
          <text:p/>
        </draw:line>
        <draw:line draw:style-name="gr4" draw:text-style-name="P2" draw:layer="layout" svg:x1="2.491cm" svg:y1="3cm" svg:x2="8.491cm" svg:y2="3cm">
          <text:p/>
        </draw:line>
        <draw:line draw:style-name="gr4" draw:text-style-name="P2" draw:layer="layout" svg:x1="11.491cm" svg:y1="3cm" svg:x2="9.991cm" svg:y2="3cm">
          <text:p/>
        </draw:line>
        <draw:line draw:style-name="gr4" draw:text-style-name="P2" draw:layer="layout" svg:x1="6.791cm" svg:y1="3cm" svg:x2="6.791cm" svg:y2="2.5cm">
          <text:p/>
        </draw:line>
        <draw:custom-shape draw:style-name="gr12" draw:text-style-name="P2" draw:layer="layout" svg:width="15.2cm" svg:height="0.9cm" svg:x="1cm" svg:y="8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1.4cm" svg:y="8.6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2.9cm" svg:y="8.6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4.4cm" svg:y="8.6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id="id11" draw:layer="layout" svg:width="1cm" svg:height="0.5cm" svg:x="7.4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10.4cm" svg:y="8.6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0.091cm" svg:height="0.64cm" svg:x="6.9cm" svg:y="9.36cm">
          <draw:text-box>
            <text:p text:style-name="P6"><text:span text:style-name="T4">représentation linéaire des paquets stockés dans bufferMedia</text:span></text:p>
          </draw:text-box>
        </draw:frame>
        <draw:frame draw:style-name="gr5" draw:text-style-name="P7" draw:layer="layout" svg:width="8.888cm" svg:height="0.64cm" svg:x="6.232cm" svg:y="6.952cm">
          <draw:text-box>
            <text:p text:style-name="P6"><text:span text:style-name="T4">Positionne le paquet MEDIA dans l'ordre de séquence</text:span></text:p>
          </draw:text-box>
        </draw:frame>
        <draw:custom-shape draw:style-name="gr13" draw:text-style-name="P5" draw:layer="layout" svg:width="1cm" svg:height="0.5cm" svg:x="5.9cm" svg:y="8.6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8.9cm" svg:y="8.6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11.9cm" svg:y="8.6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13.4cm" svg:y="8.6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0.5cm" svg:x="14.8cm" svg:y="8.6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id="id10" draw:layer="layout" svg:width="1cm" svg:height="0.5cm" svg:x="5.232cm" svg:y="7.052cm">
          <text:p text:style-name="P3"><text:span text:style-name="T3">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svg:x1="5.732cm" svg:y1="7.552cm" svg:x2="7.9cm" svg:y2="8.652cm" draw:start-shape="id10" draw:start-glue-point="2" draw:end-shape="id11" draw:end-glue-point="0" svg:d="m5732 7552v551h2168v549">
          <text:p/>
        </draw:connector>
        <draw:custom-shape draw:style-name="gr12" draw:text-style-name="P2" draw:layer="layout" svg:width="18.491cm" svg:height="1.548cm" svg:x="1.1cm" svg:y="11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id="id12" draw:layer="layout" svg:width="2.191cm" svg:height="0.9cm" svg:x="1.609cm" svg:y="11.36cm">
          <text:p text:style-name="P3"><text:span text:style-name="T6">{média}</text:span></text:p>
          <text:p text:style-name="P3"><text:span text:style-name="T6"><text:s/></text:span><text:span text:style-name="T6">mediaNo=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879cm" svg:height="0.64cm" svg:x="0.884cm" svg:y="12.66cm">
          <draw:text-box>
            <text:p text:style-name="P6"><text:span text:style-name="T4">1ère partie du buffer MEDIA : Paquets MEDIA stockés dans une liste chaîne par numéro de séquence (RTP) croissant</text:span></text:p>
          </draw:text-box>
        </draw:frame>
        <draw:custom-shape draw:style-name="gr13" draw:text-style-name="P9" draw:id="id13" draw:layer="layout" svg:width="2.191cm" svg:height="0.9cm" svg:x="4.909cm" svg:y="11.36cm">
          <text:p text:style-name="P3"><text:span text:style-name="T7">{média}</text:span></text:p>
          <text:p text:style-name="P3"><text:span text:style-name="T6"><text:s/></text:span><text:span text:style-name="T6">mediaNo=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3.8cm" svg:y1="11.81cm" svg:x2="4.909cm" svg:y2="11.81cm" draw:start-shape="id12" draw:start-glue-point="1" draw:end-shape="id13" draw:end-glue-point="3" svg:d="m3800 11810h1109">
          <text:p/>
        </draw:connector>
        <draw:custom-shape draw:style-name="gr13" draw:text-style-name="P9" draw:id="id14" draw:layer="layout" svg:width="2.191cm" svg:height="0.9cm" svg:x="8.209cm" svg:y="11.36cm">
          <text:p text:style-name="P3"><text:span text:style-name="T7">{média}</text:span></text:p>
          <text:p text:style-name="P3"><text:span text:style-name="T6"><text:s/></text:span><text:span text:style-name="T6">mediaNo=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7.1cm" svg:y1="11.81cm" svg:x2="8.209cm" svg:y2="11.81cm" draw:start-shape="id13" draw:start-glue-point="1" draw:end-shape="id14" draw:end-glue-point="3" svg:d="m7100 11810h1109">
          <text:p/>
        </draw:connector>
        <draw:custom-shape draw:style-name="gr13" draw:text-style-name="P9" draw:id="id15" draw:layer="layout" svg:width="2.191cm" svg:height="0.9cm" svg:x="11.5cm" svg:y="11.36cm">
          <text:p text:style-name="P3"><text:span text:style-name="T7">{média}</text:span></text:p>
          <text:p text:style-name="P3"><text:span text:style-name="T6"><text:s/></text:span><text:span text:style-name="T6">mediaNo=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10.4cm" svg:y1="11.81cm" svg:x2="11.5cm" svg:y2="11.81cm" draw:start-shape="id14" draw:start-glue-point="1" draw:end-shape="id15" draw:end-glue-point="3" svg:d="m10400 11810h1100">
          <text:p/>
        </draw:connector>
        <draw:custom-shape draw:style-name="gr13" draw:text-style-name="P9" draw:id="id17" draw:layer="layout" svg:width="2.191cm" svg:height="0.9cm" svg:x="17.018cm" svg:y="11.36cm">
          <text:p text:style-name="P3"><text:span text:style-name="T7">{média}</text:span></text:p>
          <text:p text:style-name="P3"><text:span text:style-name="T6"><text:s/></text:span><text:span text:style-name="T6">mediaNo=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15.9cm" svg:y1="11.81cm" svg:x2="17.018cm" svg:y2="11.81cm" draw:start-shape="id16" draw:start-glue-point="1" draw:end-shape="id17" draw:end-glue-point="3" svg:d="m15900 11810h1118">
          <text:p/>
        </draw:connector>
        <draw:connector draw:style-name="gr14" draw:text-style-name="P2" draw:layer="layout" svg:x1="10.4cm" svg:y1="11.81cm" svg:x2="11.5cm" svg:y2="11.81cm" svg:d="m10400 11810h1100">
          <text:p/>
        </draw:connector>
        <draw:connector draw:style-name="gr14" draw:text-style-name="P2" draw:layer="layout" svg:x1="13.7cm" svg:y1="11.86cm" svg:x2="14.809cm" svg:y2="11.81cm" draw:end-shape="id16" draw:end-glue-point="3" svg:d="m13700 11860h304v-50h805">
          <text:p/>
        </draw:connector>
        <draw:custom-shape draw:style-name="gr13" draw:text-style-name="P9" draw:id="id16" draw:layer="layout" svg:width="1.091cm" svg:height="0.9cm" svg:x="14.809cm" svg:y="11.36cm">
          <text:p text:style-name="P3"><text:span text:style-name="T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18" draw:layer="layout" svg:width="1.5cm" svg:height="1.143cm" svg:x="9cm" svg:y="17.5cm">
          <text:p text:style-name="P2"><text:span text:style-name="T8">9</text:span></text:p>
          <text:p text:style-name="P2"><text:span text:style-name="T8">{medi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5.5cm" svg:height="1.143cm" svg:x="14cm" svg:y="17cm">
          <text:p text:style-name="P10"><text:span text:style-name="T8">key = mediaNo</text:span></text:p>
          <text:p text:style-name="P10"><text:span text:style-name="T8">value = struct sPaquetMedia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19" draw:layer="layout" svg:width="1.5cm" svg:height="1.143cm" svg:x="5cm" svg:y="19.1cm">
          <text:p text:style-name="P2"><text:span text:style-name="T8">5</text:span></text:p>
          <text:p text:style-name="P10"><text:span text:style-name="T8">{medi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20" draw:layer="layout" svg:width="1.5cm" svg:height="1.143cm" svg:x="13cm" svg:y="19.1cm">
          <text:p text:style-name="P2"><text:span text:style-name="T8">11</text:span></text:p>
          <text:p text:style-name="P2"><text:span text:style-name="T8">{medi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22" draw:layer="layout" svg:width="1.5cm" svg:height="1.143cm" svg:x="7.4cm" svg:y="21.1cm">
          <text:p text:style-name="P2"><text:span text:style-name="T8">7</text:span></text:p>
          <text:p text:style-name="P2"><text:span text:style-name="T8">{medi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25" draw:layer="layout" svg:width="1.5cm" svg:height="1.143cm" svg:x="4.4cm" svg:y="23.1cm">
          <text:p text:style-name="P2"><text:span text:style-name="T8">4</text:span></text:p>
          <text:p text:style-name="P2"><text:span text:style-name="T8">{medi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26" draw:layer="layout" svg:width="1.5cm" svg:height="1.143cm" svg:x="13.7cm" svg:y="23.1cm">
          <text:p text:style-name="P2"><text:span text:style-name="T8">13</text:span></text:p>
          <text:p text:style-name="P2"><text:span text:style-name="T8">{medi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27" draw:layer="layout" svg:width="1.5cm" svg:height="1.143cm" svg:x="17.1cm" svg:y="23.1cm">
          <text:p text:style-name="P2"><text:span text:style-name="T8">15</text:span></text:p>
          <text:p text:style-name="P2"><text:span text:style-name="T8">{medi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21" draw:layer="layout" svg:width="1.5cm" svg:height="1.143cm" svg:x="2.5cm" svg:y="21.157cm">
          <text:p text:style-name="P2"><text:span text:style-name="T8">0</text:span></text:p>
          <text:p text:style-name="P2"><text:span text:style-name="T8">{medi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23" draw:layer="layout" svg:width="1.582cm" svg:height="1.143cm" svg:x="10.718cm" svg:y="21.2cm">
          <text:p text:style-name="P2"><text:span text:style-name="T8">10</text:span></text:p>
          <text:p text:style-name="P2"><text:span text:style-name="T8">{medi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24" draw:layer="layout" svg:width="1.5cm" svg:height="1.143cm" svg:x="15.4cm" svg:y="21.157cm">
          <text:p text:style-name="P2"><text:span text:style-name="T8">14</text:span></text:p>
          <text:p text:style-name="P2"><text:span text:style-name="T8">{medda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svg:x1="9cm" svg:y1="18.071cm" svg:x2="5.75cm" svg:y2="19.1cm" draw:start-shape="id18" draw:start-glue-point="3" draw:end-shape="id19" draw:end-glue-point="0" svg:d="m9000 18071h-3250v1029">
          <text:p/>
        </draw:connector>
        <draw:connector draw:style-name="gr16" draw:text-style-name="P2" draw:layer="layout" svg:x1="10.5cm" svg:y1="18.071cm" svg:x2="13.75cm" svg:y2="19.1cm" draw:start-shape="id18" draw:start-glue-point="1" draw:end-shape="id20" draw:end-glue-point="0" svg:d="m10500 18071h3250v1029">
          <text:p/>
        </draw:connector>
        <draw:connector draw:style-name="gr16" draw:text-style-name="P2" draw:layer="layout" svg:x1="5cm" svg:y1="19.671cm" svg:x2="3.25cm" svg:y2="21.157cm" draw:start-shape="id19" draw:start-glue-point="3" draw:end-shape="id21" draw:end-glue-point="0" svg:d="m5000 19671h-1750v1486">
          <text:p/>
        </draw:connector>
        <draw:connector draw:style-name="gr16" draw:text-style-name="P2" draw:layer="layout" svg:x1="6.5cm" svg:y1="19.671cm" svg:x2="8.15cm" svg:y2="21.1cm" draw:start-shape="id19" draw:start-glue-point="1" draw:end-shape="id22" draw:end-glue-point="0" svg:d="m6500 19671h1650v1429">
          <text:p/>
        </draw:connector>
        <draw:connector draw:style-name="gr16" draw:text-style-name="P2" draw:layer="layout" svg:x1="13cm" svg:y1="19.671cm" svg:x2="11.509cm" svg:y2="21.2cm" draw:start-shape="id20" draw:start-glue-point="3" draw:end-shape="id23" draw:end-glue-point="0" svg:d="m13000 19671h-1491v1529">
          <text:p/>
        </draw:connector>
        <draw:connector draw:style-name="gr16" draw:text-style-name="P2" draw:layer="layout" svg:x1="14.5cm" svg:y1="19.671cm" svg:x2="16.15cm" svg:y2="21.157cm" draw:start-shape="id20" draw:start-glue-point="1" draw:end-shape="id24" draw:end-glue-point="0" svg:d="m14500 19671h1650v1486">
          <text:p/>
        </draw:connector>
        <draw:connector draw:style-name="gr16" draw:text-style-name="P2" draw:layer="layout" svg:x1="4cm" svg:y1="21.728cm" svg:x2="5.15cm" svg:y2="23.1cm" draw:start-shape="id21" draw:start-glue-point="1" draw:end-shape="id25" svg:d="m4000 21728h1150v1372">
          <text:p/>
        </draw:connector>
        <draw:connector draw:style-name="gr16" draw:text-style-name="P2" draw:layer="layout" svg:x1="15.4cm" svg:y1="21.728cm" svg:x2="14.45cm" svg:y2="23.1cm" draw:start-shape="id24" draw:start-glue-point="3" draw:end-shape="id26" draw:end-glue-point="0" svg:d="m15400 21728h-950v1372">
          <text:p/>
        </draw:connector>
        <draw:connector draw:style-name="gr16" draw:text-style-name="P2" draw:layer="layout" svg:x1="16.9cm" svg:y1="21.728cm" svg:x2="17.85cm" svg:y2="23.1cm" draw:start-shape="id24" draw:start-glue-point="1" draw:end-shape="id27" svg:d="m16900 21728h950v1372">
          <text:p/>
        </draw:connector>
        <draw:frame draw:style-name="gr5" draw:text-style-name="P7" draw:layer="layout" svg:width="18.536cm" svg:height="0.64cm" svg:x="1.5cm" svg:y="24.5cm">
          <draw:text-box>
            <text:p text:style-name="P6"><text:span text:style-name="T4">2ème partie du buffer MEDIA : Numéros de séquence (RTP) des paquets MEDIA stockés dans un arbre rouge noire</text:span></text:p>
          </draw:text-box>
        </draw:frame>
      </draw:page>
      <draw:page draw:name="bufferFec" draw:style-name="dp1" draw:master-page-name="Standard">
        <office:forms form:automatic-focus="false" form:apply-design-mode="false"/>
        <draw:frame draw:style-name="gr5" draw:text-style-name="P12" draw:layer="layout" svg:width="15.422cm" svg:height="1.029cm" svg:x="2.578cm" svg:y="6.771cm">
          <draw:text-box>
            <text:p text:style-name="P6"><text:span text:style-name="T4">1ère partie du buffer algorithme (FEC) : Paquets FEC stockés dans deux arbre rouge noire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stockage séparé des paquets de FEC colonne et ligne)</text:span></text:p>
          </draw:text-box>
        </draw:frame>
        <draw:custom-shape draw:style-name="gr17" draw:text-style-name="P11" draw:id="id28" draw:layer="layout" svg:width="1.182cm" svg:height="1.5cm" svg:x="9.038cm" svg:y="8.86cm">
          <text:p text:style-name="P10"><text:span text:style-name="T8">3</text:span></text:p>
          <text:p text:style-name="P10"><text:span text:style-name="T8">103</text:span></text:p>
          <text:p text:style-name="P10"><text:span text:style-name="T8">200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5cm" svg:height="1.943cm" svg:x="14.438cm" svg:y="8.617cm">
          <text:p text:style-name="P10"><text:span text:style-name="T8">key = mediaNo</text:span></text:p>
          <text:p text:style-name="P10"><text:span text:style-name="T8">value = struct sCrossFec</text:span></text:p>
          <text:p text:style-name="P10"><text:span text:style-name="T8">{ colNo lié + rowNo lié 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29" draw:layer="layout" svg:width="1.182cm" svg:height="1.4cm" svg:x="5.756cm" svg:y="10.46cm">
          <text:p text:style-name="P10"><text:span text:style-name="T8">2</text:span></text:p>
          <text:p text:style-name="P10"><text:span text:style-name="T8">102</text:span></text:p>
          <text:p text:style-name="P10"><text:span text:style-name="T8">200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30" draw:layer="layout" svg:width="1.182cm" svg:height="1.4cm" svg:x="12.638cm" svg:y="10.46cm">
          <text:p text:style-name="P10"><text:span text:style-name="T8">8</text:span></text:p>
          <text:p text:style-name="P10"><text:span text:style-name="T8">100</text:span></text:p>
          <text:p text:style-name="P10"><text:span text:style-name="T8">202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31" draw:layer="layout" svg:width="1.182cm" svg:height="1.483cm" svg:x="3.338cm" svg:y="12.517cm">
          <text:p text:style-name="P10"><text:span text:style-name="T8">1</text:span></text:p>
          <text:p text:style-name="P10"><text:span text:style-name="T8">101</text:span></text:p>
          <text:p text:style-name="P10"><text:span text:style-name="T8">200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32" draw:layer="layout" svg:width="1.182cm" svg:height="1.44cm" svg:x="10.356cm" svg:y="12.56cm">
          <text:p text:style-name="P10"><text:span text:style-name="T8">6</text:span></text:p>
          <text:p text:style-name="P10"><text:span text:style-name="T8">102</text:span></text:p>
          <text:p text:style-name="P10"><text:span text:style-name="T8">201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svg:x1="9.038cm" svg:y1="9.61cm" svg:x2="6.347cm" svg:y2="10.46cm" draw:start-shape="id28" draw:start-glue-point="3" draw:end-shape="id29" draw:end-glue-point="0" svg:d="m9038 9610h-2691v850">
          <text:p/>
        </draw:connector>
        <draw:connector draw:style-name="gr16" draw:text-style-name="P2" draw:layer="layout" svg:x1="10.22cm" svg:y1="9.61cm" svg:x2="13.229cm" svg:y2="10.46cm" draw:start-shape="id28" draw:start-glue-point="1" draw:end-shape="id30" draw:end-glue-point="0" svg:d="m10220 9610h3009v850">
          <text:p/>
        </draw:connector>
        <draw:connector draw:style-name="gr16" draw:text-style-name="P2" draw:layer="layout" svg:x1="5.756cm" svg:y1="11.16cm" svg:x2="3.929cm" svg:y2="12.517cm" draw:start-shape="id29" draw:start-glue-point="3" draw:end-shape="id31" draw:end-glue-point="0" svg:d="m5756 11160h-1827v1357">
          <text:p/>
        </draw:connector>
        <draw:connector draw:style-name="gr16" draw:text-style-name="P2" draw:layer="layout" svg:x1="12.638cm" svg:y1="11.16cm" svg:x2="10.947cm" svg:y2="12.56cm" draw:start-shape="id30" draw:start-glue-point="3" draw:end-shape="id32" draw:end-glue-point="0" svg:d="m12638 11160h-1691v1400">
          <text:p/>
        </draw:connector>
        <draw:connector draw:style-name="gr16" draw:text-style-name="P2" draw:layer="layout" svg:x1="13.82cm" svg:y1="11.16cm" svg:x2="15.529cm" svg:y2="12.46cm" draw:start-shape="id30" draw:start-glue-point="1" draw:end-shape="id33" draw:end-glue-point="0" svg:d="m13820 11160h1709v1300">
          <text:p/>
        </draw:connector>
        <draw:frame draw:style-name="gr5" draw:text-style-name="P12" draw:layer="layout" svg:width="16.895cm" svg:height="1.029cm" svg:x="2cm" svg:y="14.471cm">
          <draw:text-box>
            <text:p text:style-name="P6"><text:span text:style-name="T4">2ème partie du buffer algorithme (FEC) : Lien entre chacun des paquets MEDIA perdu et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les paquets de FEC (colonne &amp; ligne) capables de les récupérer</text:span></text:p>
          </draw:text-box>
        </draw:frame>
        <draw:custom-shape draw:style-name="gr17" draw:text-style-name="P11" draw:id="id33" draw:layer="layout" svg:width="1.182cm" svg:height="1.5cm" svg:x="14.938cm" svg:y="12.46cm">
          <text:p text:style-name="P10"><text:span text:style-name="T8">12</text:span></text:p>
          <text:p text:style-name="P10"><text:span text:style-name="T8">100</text:span></text:p>
          <text:p text:style-name="P10"><text:span text:style-name="T8">203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34" draw:layer="layout" svg:width="1.182cm" svg:height="1.143cm" svg:x="13.818cm" svg:y="1.5cm">
          <text:p text:style-name="P10"><text:span text:style-name="T8">201</text:span></text:p>
          <text:p text:style-name="P10"><text:span text:style-name="T8">{fec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5.444cm" svg:height="1.5cm" svg:x="11.556cm" svg:y="5cm">
          <text:p text:style-name="P10"><text:span text:style-name="T8">key = fecNo (rowNo)</text:span></text:p>
          <text:p text:style-name="P10"><text:span text:style-name="T8">value = struct sWaitFec</text:span></text:p>
          <text:p text:style-name="P10"><text:span text:style-name="T8">{ infos utile FEC + ... 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35" draw:layer="layout" svg:width="1.182cm" svg:height="1.143cm" svg:x="11.636cm" svg:y="3.1cm">
          <text:p text:style-name="P10"><text:span text:style-name="T8">200</text:span></text:p>
          <text:p text:style-name="P10"><text:span text:style-name="T8">{fec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36" draw:layer="layout" svg:width="1.182cm" svg:height="1.143cm" svg:x="16.018cm" svg:y="3.1cm">
          <text:p text:style-name="P10"><text:span text:style-name="T8">202</text:span></text:p>
          <text:p text:style-name="P10"><text:span text:style-name="T8">{fec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37" draw:layer="layout" svg:width="1.182cm" svg:height="1.143cm" svg:x="18.318cm" svg:y="5.157cm">
          <text:p text:style-name="P10"><text:span text:style-name="T8">203</text:span></text:p>
          <text:p text:style-name="P10"><text:span text:style-name="T8">{fec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svg:x1="13.818cm" svg:y1="2.071cm" svg:x2="12.227cm" svg:y2="3.1cm" draw:start-shape="id34" draw:start-glue-point="3" draw:end-shape="id35" draw:end-glue-point="0" svg:d="m13818 2071h-1591v1029">
          <text:p/>
        </draw:connector>
        <draw:connector draw:style-name="gr16" draw:text-style-name="P2" draw:layer="layout" svg:x1="15cm" svg:y1="2.071cm" svg:x2="16.609cm" svg:y2="3.1cm" draw:start-shape="id34" draw:start-glue-point="1" draw:end-shape="id36" draw:end-glue-point="0" svg:d="m15000 2071h1609v1029">
          <text:p/>
        </draw:connector>
        <draw:connector draw:style-name="gr16" draw:text-style-name="P2" draw:layer="layout" svg:x1="17.2cm" svg:y1="3.671cm" svg:x2="18.909cm" svg:y2="5.157cm" draw:start-shape="id36" draw:start-glue-point="1" draw:end-shape="id37" draw:end-glue-point="0" svg:d="m17200 3671h1709v1486">
          <text:p/>
        </draw:connector>
        <draw:custom-shape draw:style-name="gr17" draw:text-style-name="P11" draw:id="id38" draw:layer="layout" svg:width="1.182cm" svg:height="1.143cm" svg:x="3.882cm" svg:y="1.5cm">
          <text:p text:style-name="P10"><text:span text:style-name="T8">101</text:span></text:p>
          <text:p text:style-name="P10"><text:span text:style-name="T8">{fec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5.444cm" svg:height="1.5cm" svg:x="1.8cm" svg:y="5cm">
          <text:p text:style-name="P10"><text:span text:style-name="T8">key = fecNo (colNo)</text:span></text:p>
          <text:p text:style-name="P10"><text:span text:style-name="T8">value = struct sWaitFec</text:span></text:p>
          <text:p text:style-name="P10"><text:span text:style-name="T8">{ infos utile FEC + ... 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39" draw:layer="layout" svg:width="1.182cm" svg:height="1.143cm" svg:x="1.7cm" svg:y="3.1cm">
          <text:p text:style-name="P10"><text:span text:style-name="T8">100</text:span></text:p>
          <text:p text:style-name="P10"><text:span text:style-name="T8">{fec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id="id40" draw:layer="layout" svg:width="1.182cm" svg:height="1.143cm" svg:x="6.082cm" svg:y="3.1cm">
          <text:p text:style-name="P10"><text:span text:style-name="T8">102</text:span></text:p>
          <text:p text:style-name="P10"><text:span text:style-name="T8">{fec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id="id41" draw:layer="layout" svg:width="1.182cm" svg:height="1.143cm" svg:x="8.382cm" svg:y="5.157cm">
          <text:p text:style-name="P10"><text:span text:style-name="T8">103</text:span></text:p>
          <text:p text:style-name="P10"><text:span text:style-name="T8">{fec}</text:span></text:p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svg:x1="3.882cm" svg:y1="2.071cm" svg:x2="2.291cm" svg:y2="3.1cm" draw:start-shape="id38" draw:start-glue-point="3" draw:end-shape="id39" draw:end-glue-point="0" svg:d="m3882 2071h-1591v1029">
          <text:p/>
        </draw:connector>
        <draw:connector draw:style-name="gr16" draw:text-style-name="P2" draw:layer="layout" svg:x1="5.064cm" svg:y1="2.071cm" svg:x2="6.673cm" svg:y2="3.1cm" draw:start-shape="id38" draw:start-glue-point="1" draw:end-shape="id40" draw:end-glue-point="0" svg:d="m5064 2071h1609v1029">
          <text:p/>
        </draw:connector>
        <draw:connector draw:style-name="gr16" draw:text-style-name="P2" draw:layer="layout" svg:x1="7.264cm" svg:y1="3.671cm" svg:x2="8.973cm" svg:y2="5.157cm" draw:start-shape="id40" draw:start-glue-point="1" draw:end-shape="id41" draw:end-glue-point="0" svg:d="m7264 3671h1709v1486">
          <text:p/>
        </draw:connector>
      </draw:page>
      <draw:page draw:name="Cas exemple" draw:style-name="dp1" draw:master-page-name="Standard">
        <office:forms form:automatic-focus="false" form:apply-design-mode="false"/>
        <draw:custom-shape draw:style-name="gr13" draw:text-style-name="P13" draw:layer="layout" svg:width="2.3cm" svg:height="0.6cm" svg:x="2.2cm" svg:y="13.9cm">
          <text:p text:style-name="P3"><text:span text:style-name="T9">MEDIA Pkt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2.1cm" svg:y1="12.6cm" svg:x2="13.1cm" svg:y2="12.6cm">
          <text:p/>
        </draw:line>
        <draw:line draw:style-name="gr16" draw:text-style-name="P2" draw:layer="layout" svg:x1="3.4cm" svg:y1="15.5cm" svg:x2="3.4cm" svg:y2="16.5cm">
          <text:p/>
        </draw:line>
        <draw:custom-shape draw:style-name="gr13" draw:text-style-name="P14" draw:layer="layout" svg:width="2.3cm" svg:height="0.6cm" svg:x="2.2cm" svg:y="12.3cm">
          <text:p text:style-name="P3"><text:span text:style-name="T7">MEDIA Pkt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3cm" svg:height="0.6cm" svg:x="2.2cm" svg:y="14.7cm">
          <text:p text:style-name="P3"><text:span text:style-name="T9">MEDIA Pkt 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2.2cm" svg:y="13.1cm">
          <text:p text:style-name="P3"><text:span text:style-name="T7">MEDIA Pkt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9.7cm" svg:y="13.1cm">
          <text:p text:style-name="P3"><text:span text:style-name="T7">MEDIA Pkt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4.7cm" svg:y="13.9cm">
          <text:p text:style-name="P3"><text:span text:style-name="T7">MEDIA Pkt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4.7cm" svg:y="14.7cm">
          <text:p text:style-name="P3"><text:span text:style-name="T7">MEDIA Pkt 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3cm" svg:height="0.6cm" svg:x="4.7cm" svg:y="12.3cm">
          <text:p text:style-name="P3"><text:span text:style-name="T9">MEDIA Pk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3cm" svg:height="0.6cm" svg:x="7.2cm" svg:y="12.3cm">
          <text:p text:style-name="P3"><text:span text:style-name="T9">MEDIA Pk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3cm" svg:height="0.6cm" svg:x="9.7cm" svg:y="12.3cm">
          <text:p text:style-name="P3"><text:span text:style-name="T9">MEDIA Pkt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3cm" svg:height="0.6cm" svg:x="7.2cm" svg:y="13.1cm">
          <text:p text:style-name="P3"><text:span text:style-name="T9">MEDIA Pkt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4.7cm" svg:y="13.1cm">
          <text:p text:style-name="P3"><text:span text:style-name="T7">MEDIA Pkt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7.2cm" svg:y="13.9cm">
          <text:p text:style-name="P3"><text:span text:style-name="T7">MEDIA Pkt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9.7cm" svg:y="13.9cm">
          <text:p text:style-name="P3"><text:span text:style-name="T7">MEDIA Pkt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7.2cm" svg:y="14.7cm">
          <text:p text:style-name="P3"><text:span text:style-name="T7">MEDIA Pkt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9.7cm" svg:y="14.7cm">
          <text:p text:style-name="P3"><text:span text:style-name="T7">MEDIA Pkt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2.2cm" svg:y="16.6cm">
          <text:p text:style-name="P3"><text:span text:style-name="T7">FEC col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5.9cm" svg:y1="15.5cm" svg:x2="5.9cm" svg:y2="16.5cm">
          <text:p/>
        </draw:line>
        <draw:custom-shape draw:style-name="gr13" draw:text-style-name="P14" draw:layer="layout" svg:width="2.3cm" svg:height="0.6cm" svg:x="4.7cm" svg:y="16.6cm">
          <text:p text:style-name="P3"><text:span text:style-name="T7">FEC col 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8.4cm" svg:y1="15.5cm" svg:x2="8.4cm" svg:y2="16.5cm">
          <text:p/>
        </draw:line>
        <draw:custom-shape draw:style-name="gr13" draw:text-style-name="P14" draw:layer="layout" svg:width="2.3cm" svg:height="0.6cm" svg:x="7.2cm" svg:y="16.6cm">
          <text:p text:style-name="P3"><text:span text:style-name="T7">FEC col 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0.9cm" svg:y1="15.5cm" svg:x2="10.9cm" svg:y2="16.5cm">
          <text:p/>
        </draw:line>
        <draw:custom-shape draw:style-name="gr13" draw:text-style-name="P14" draw:layer="layout" svg:width="2.3cm" svg:height="0.6cm" svg:x="9.7cm" svg:y="16.6cm">
          <text:p text:style-name="P3"><text:span text:style-name="T7">FEC col 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0.6cm" svg:x="13.2cm" svg:y="12.3cm">
          <text:p text:style-name="P3"><text:span text:style-name="T7">FEC row 2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2.1cm" svg:y1="13.4cm" svg:x2="13.1cm" svg:y2="13.4cm">
          <text:p/>
        </draw:line>
        <draw:custom-shape draw:style-name="gr13" draw:text-style-name="P14" draw:layer="layout" svg:width="2.3cm" svg:height="0.6cm" svg:x="13.2cm" svg:y="13.1cm">
          <text:p text:style-name="P3"><text:span text:style-name="T7">FEC row 2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2.1cm" svg:y1="14.2cm" svg:x2="13.1cm" svg:y2="14.2cm">
          <text:p/>
        </draw:line>
        <draw:custom-shape draw:style-name="gr13" draw:text-style-name="P14" draw:layer="layout" svg:width="2.3cm" svg:height="0.6cm" svg:x="13.2cm" svg:y="13.9cm">
          <text:p text:style-name="P3"><text:span text:style-name="T7">FEC row 2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2.1cm" svg:y1="15cm" svg:x2="13.1cm" svg:y2="15cm">
          <text:p/>
        </draw:line>
        <draw:custom-shape draw:style-name="gr13" draw:text-style-name="P14" draw:layer="layout" svg:width="2.3cm" svg:height="0.6cm" svg:x="13.2cm" svg:y="14.7cm">
          <text:p text:style-name="P3"><text:span text:style-name="T7">FEC row 2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281cm" svg:height="0.578cm" svg:x="6.9cm" svg:y="11.92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0" draw:text-style-name="P15" draw:layer="layout" svg:width="0.281cm" svg:height="0.578cm" svg:x="9.401cm" svg:y="11.92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0" draw:text-style-name="P15" draw:layer="layout" svg:width="0.281cm" svg:height="0.578cm" svg:x="11.901cm" svg:y="11.92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0" draw:text-style-name="P15" draw:layer="layout" svg:width="0.281cm" svg:height="0.578cm" svg:x="9.401cm" svg:y="12.72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0" draw:text-style-name="P15" draw:layer="layout" svg:width="0.281cm" svg:height="0.578cm" svg:x="4.401cm" svg:y="13.52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0" draw:text-style-name="P15" draw:layer="layout" svg:width="0.281cm" svg:height="0.578cm" svg:x="4.401cm" svg:y="14.32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1" draw:text-style-name="P16" draw:layer="layout" svg:width="13.863cm" svg:height="0.64cm" svg:x="1.987cm" svg:y="17.26cm">
          <draw:text-box>
            <text:p text:style-name="P6"><text:span text:style-name="T7">Exemple avec une matrice de F</text:span><text:span text:style-name="T10">EC</text:span><text:span text:style-name="T7"> de dimension 4x4</text:span><text:span text:style-name="T9"> </text:span><text:span text:style-name="T9"><text:tab/></text:span><text:span text:style-name="T9"> <text:s text:c="4"/></text:span><text:span text:style-name="T9"><text:tab/></text:span><text:span text:style-name="T9">rouge</text:span><text:span text:style-name="T4"> = paquet perdu</text:span></text:p>
          </draw:text-box>
        </draw:frame>
      </draw:page>
      <draw:page draw:name="sCrossFEC" draw:style-name="dp1" draw:master-page-name="Standard">
        <office:forms form:automatic-focus="false" form:apply-design-mode="false"/>
        <draw:custom-shape draw:style-name="gr22" draw:text-style-name="P2" draw:layer="layout" svg:width="11.8cm" svg:height="1.4cm" svg:x="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.1cm" svg:height="4.4cm" svg:x="5.8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3.5cm" svg:height="1cm" svg:x="6.1cm" svg:y="11.7cm">
          <text:p text:style-name="P3"><text:span text:style-name="T11">MEDIA Pk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3.5cm" svg:height="1cm" svg:x="10cm" svg:y="11.7cm">
          <text:p text:style-name="P3"><text:span text:style-name="T11">MEDIA Pk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.8cm" svg:y="13.2cm">
          <text:p text:style-name="P3"><text:span text:style-name="T1">FEC row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.2cm" svg:y="11.7cm">
          <text:p text:style-name="P3"><text:span text:style-name="T1">MEDIA Pkt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3.5cm" svg:height="1cm" svg:x="2.2cm" svg:y="13.2cm">
          <text:p text:style-name="P3"><text:span text:style-name="T11">MEDIA Pkt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3.5cm" svg:height="1cm" svg:x="6.1cm" svg:y="13.2cm">
          <text:p text:style-name="P3"><text:span text:style-name="T11">MEDIA Pkt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0cm" svg:y="13.2cm">
          <text:p text:style-name="P3"><text:span text:style-name="T1">MEDIA Pkt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.2cm" svg:y="14.7cm">
          <text:p text:style-name="P3"><text:span text:style-name="T1">MEDIA Pkt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.8cm" svg:y="11.7cm">
          <text:p text:style-name="P3"><text:span text:style-name="T1">FEC row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6.1cm" svg:y="14.7cm">
          <text:p text:style-name="P3"><text:span text:style-name="T1">MEDIA Pkt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0cm" svg:y="14.7cm">
          <text:p text:style-name="P3"><text:span text:style-name="T1">MEDIA Pkt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.8cm" svg:y="14.6cm">
          <text:p text:style-name="P3"><text:span text:style-name="T1">FEC row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6.1cm" svg:y="17.5cm">
          <text:p text:style-name="P3"><text:span text:style-name="T1">FEC co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0cm" svg:y="17.5cm">
          <text:p text:style-name="P3"><text:span text:style-name="T1">FEC col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.2cm" svg:y="17.5cm">
          <text:p text:style-name="P3"><text:span text:style-name="T1">FEC col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4.1cm" svg:y1="13.7cm" svg:x2="15.6cm" svg:y2="13.7cm">
          <text:p/>
        </draw:line>
        <draw:line draw:style-name="gr16" draw:text-style-name="P2" draw:layer="layout" svg:x1="7.8cm" svg:y1="16.2cm" svg:x2="7.8cm" svg:y2="17.2cm">
          <text:p/>
        </draw:line>
        <draw:custom-shape draw:style-name="gr24" draw:text-style-name="P3" draw:layer="layout" svg:width="2cm" svg:height="1cm" svg:x="2.5cm" svg:y="19.8cm">
          <text:p text:style-name="P3">!</text:p>
          <draw:enhanced-geometry svg:viewBox="0 0 21600 21600" draw:glue-points="10800 0 3160 3160 0 10800 3160 18440 10800 21600 18440 18440 21600 10800 18440 3160 ?f14 ?f15" draw:text-areas="3200 3200 18400 18400" draw:type="round-callout" draw:modifiers="-669.265367316342 22463.13686313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Général LecturePaquetMedia" draw:style-name="dp1" draw:master-page-name="Standard">
        <office:forms form:automatic-focus="false" form:apply-design-mode="false"/>
        <draw:frame draw:style-name="gr25" draw:text-style-name="P18" draw:layer="layout" svg:width="8.778cm" svg:height="1.016cm" svg:x="1.322cm" svg:y="1.4cm">
          <draw:text-box>
            <text:p text:style-name="P6"><text:span text:style-name="T12">Évènement lecture paquet média</text:span></text:p>
          </draw:text-box>
        </draw:frame>
        <draw:frame draw:style-name="gr26" draw:text-style-name="P19" draw:id="id42" draw:layer="layout" svg:width="6.336cm" svg:height="1.3cm" svg:x="1.822cm" svg:y="2.3cm">
          <draw:text-box>
            <text:p text:style-name="P6"><text:span text:style-name="T13">Lecture d'un certains nombre</text:span></text:p>
            <text:p text:style-name="P6"><text:span text:style-name="T13">de paquets média par le player</text:span></text:p>
          </draw:text-box>
        </draw:frame>
        <draw:connector draw:style-name="gr16" draw:text-style-name="P2" draw:layer="layout" svg:x1="4.99cm" svg:y1="3.6cm" svg:x2="4.99cm" svg:y2="4.9cm" draw:start-shape="id42" draw:start-glue-point="2" draw:end-shape="id43" draw:end-glue-point="5" svg:d="m4990 3600v1300">
          <text:p/>
        </draw:connector>
        <draw:custom-shape draw:style-name="gr27" draw:text-style-name="P20" draw:id="id43" draw:layer="layout" svg:width="5.041cm" svg:height="1.405cm" svg:x="2.47cm" svg:y="4.9cm">
          <text:p text:style-name="P3"><text:span text:style-name="T4">fait appel à</text:span></text:p>
          <text:p text:style-name="P3"><text:span text:style-name="T4">LecturePaquetMedi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6" draw:text-style-name="P21" draw:layer="layout" svg:width="12.059cm" svg:height="2.634cm" svg:x="7.679cm" svg:y="4.2cm">
          <draw:text-box>
            <text:p text:style-name="P6"><text:span text:style-name="T14">Objectif</text:span></text:p>
            <text:p text:style-name="P6"><text:span text:style-name="T15">Nettoyer le buffer de l'algorithme (FEC) en conséquence</text:span></text:p>
            <text:p text:style-name="P6"><text:span text:style-name="T15">(ce vidage est nécessaire car certains paquets de FEC y sont</text:span></text:p>
            <text:p text:style-name="P6"><text:span text:style-name="T15">toujours conservés en vue de générer les paquets MEDIA</text:span></text:p>
            <text:p text:style-name="P6"><text:span text:style-name="T15">qui en fait viennent d'êtres sautés / lus par le player)</text:span></text:p>
          </draw:text-box>
        </draw:frame>
        <draw:custom-shape draw:style-name="gr28" draw:text-style-name="P20" draw:id="id44" draw:layer="layout" svg:width="5.041cm" svg:height="1.405cm" svg:x="1.959cm" svg:y="8.7cm">
          <text:p text:style-name="P3"><text:span text:style-name="T4">fait appel à</text:span></text:p>
          <text:p text:style-name="P3"><text:span text:style-name="T4">DeleteCrossAndWai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9" draw:text-style-name="P23" draw:layer="layout" svg:width="13.116cm" svg:height="1.686cm" svg:x="7.084cm" svg:y="8.5cm">
          <draw:text-box>
            <text:p text:style-name="P22"><text:span text:style-name="T14">Objectif</text:span></text:p>
            <text:p text:style-name="P22"><text:span text:style-name="T15">Supprimer (toutes) les entrées du buffer de l'algorithme (FEC)</text:span></text:p>
            <text:p text:style-name="P22"><text:span text:style-name="T15">qui </text:span><text:span text:style-name="T1">concernent un paquet MEDIA précis (nettoyage)</text:span></text:p>
          </draw:text-box>
        </draw:frame>
        <draw:connector draw:style-name="gr16" draw:text-style-name="P2" draw:layer="layout" svg:x1="4.476cm" svg:y1="6.305cm" svg:x2="4.479cm" svg:y2="8.7cm" draw:start-shape="id43" draw:start-glue-point="7" draw:end-shape="id44" draw:end-glue-point="5" svg:d="m4476 6305v1197h3v1198">
          <text:p/>
        </draw:connector>
        <draw:frame draw:style-name="gr30" draw:text-style-name="P25" draw:layer="layout" svg:width="2.345cm" svg:height="1.5cm" svg:x="4.5cm" svg:y="6.9cm">
          <draw:text-box>
            <text:p text:style-name="P24"><text:span text:style-name="T16">?</text:span><text:span text:style-name="T17">x</text:span></text:p>
          </draw:text-box>
        </draw:frame>
        <draw:frame draw:style-name="gr31" draw:text-style-name="P26" draw:layer="layout" svg:width="15.055cm" svg:height="1.2cm" svg:x="5.445cm" svg:y="7cm">
          <draw:text-box>
            <text:p text:style-name="P24"><text:span text:style-name="T15">Pour chaque paquet MEDIA qui vient d'être lu / sauté par le player mais</text:span></text:p>
            <text:p text:style-name="P24"><text:span text:style-name="T15">encore « cité » dans le buffer de l'algorithme (FEC) faire ...</text:span></text:p>
          </draw:text-box>
        </draw:frame>
        <draw:custom-shape draw:style-name="gr32" draw:text-style-name="P2" draw:layer="layout" svg:width="0.8cm" svg:height="0.5cm" svg:x="1.1cm" svg:y="2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Général ArriveePaquetMedia" draw:style-name="dp1" draw:master-page-name="Standard">
        <office:forms form:automatic-focus="false" form:apply-design-mode="false"/>
        <draw:custom-shape draw:style-name="gr33" draw:text-style-name="P20" draw:id="id45" draw:layer="layout" svg:width="5.349cm" svg:height="1.405cm" svg:x="1.294cm" svg:y="4.7cm">
          <text:p text:style-name="P3"><text:span text:style-name="T4">fait appel à</text:span></text:p>
          <text:p text:style-name="P3"><text:span text:style-name="T4">ArriveePaquetMedi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5" draw:text-style-name="P18" draw:layer="layout" svg:width="8.808cm" svg:height="1.016cm" svg:x="1cm" svg:y="1.5cm">
          <draw:text-box>
            <text:p text:style-name="P6"><text:span text:style-name="T12">Évènement arrivée paquet média</text:span></text:p>
          </draw:text-box>
        </draw:frame>
        <draw:frame draw:style-name="gr26" draw:text-style-name="P19" draw:layer="layout" svg:width="9.748cm" svg:height="1.3cm" svg:x="1.978cm" svg:y="2.6cm">
          <draw:text-box>
            <text:p text:style-name="P6"><text:span text:style-name="T13">Arrivée d'un paquet média (provenant du réseau)</text:span></text:p>
          </draw:text-box>
        </draw:frame>
        <draw:connector draw:style-name="gr16" draw:text-style-name="P2" draw:layer="layout" svg:x1="3.97cm" svg:y1="3.451cm" svg:x2="3.968cm" svg:y2="4.7cm" draw:end-shape="id45" draw:end-glue-point="5" svg:d="m3970 3451v374h-2v875">
          <text:p/>
        </draw:connector>
        <draw:custom-shape draw:style-name="gr34" draw:text-style-name="P20" draw:id="id46" draw:layer="layout" svg:width="5.041cm" svg:height="1.405cm" svg:x="1.448cm" svg:y="8.295cm">
          <text:p text:style-name="P3"><text:span text:style-name="T4">fait appel à</text:span></text:p>
          <text:p text:style-name="P3"><text:span text:style-name="T4">RecupPaquetMedia [1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2" draw:layer="layout" svg:x1="3.968cm" svg:y1="6.105cm" svg:x2="3.968cm" svg:y2="8.295cm" draw:start-shape="id45" draw:start-glue-point="8" draw:end-shape="id46" draw:end-glue-point="5" svg:d="m3968 6105v2190">
          <text:p/>
        </draw:connector>
        <draw:frame draw:style-name="gr26" draw:text-style-name="P21" draw:layer="layout" svg:width="13.155cm" svg:height="1.686cm" svg:x="6.476cm" svg:y="4.814cm">
          <draw:text-box>
            <text:p text:style-name="P6"><text:span text:style-name="T14">Objectif</text:span></text:p>
            <text:p text:style-name="P6"><text:span text:style-name="T15">Enregistrer le contenu utile du paquet MEDIA dans le buffer MEDIA</text:span></text:p>
            <text:p text:style-name="P6"><text:span text:style-name="T15"/></text:p>
          </draw:text-box>
        </draw:frame>
        <draw:frame draw:style-name="gr26" draw:text-style-name="P21" draw:layer="layout" svg:width="13.232cm" svg:height="2.16cm" svg:x="6.578cm" svg:y="8.2cm">
          <draw:text-box>
            <text:p text:style-name="P6"><text:span text:style-name="T14">Objectif</text:span></text:p>
            <text:p text:style-name="P6"><text:span text:style-name="T15">Mettre à jour le buffer de l'algorithme (FEC), par exemple supprimer</text:span></text:p>
            <text:p text:style-name="P6"><text:span text:style-name="T15">les entrées qui indiqueraient que ce paquet MEDIA manque.</text:span></text:p>
            <text:p text:style-name="P6"><text:span text:style-name="T15">Vérifier s'il y a cascade de FEC et si oui la débuter !</text:span></text:p>
          </draw:text-box>
        </draw:frame>
        <draw:frame draw:style-name="gr30" draw:text-style-name="P25" draw:layer="layout" svg:width="1.345cm" svg:height="1.5cm" svg:x="3.933cm" svg:y="6.4cm">
          <draw:text-box>
            <text:p text:style-name="P24"><text:span text:style-name="T16">?</text:span></text:p>
          </draw:text-box>
        </draw:frame>
        <draw:frame draw:style-name="gr31" draw:text-style-name="P26" draw:layer="layout" svg:width="9.345cm" svg:height="1.2cm" svg:x="4.578cm" svg:y="6.5cm">
          <draw:text-box>
            <text:p text:style-name="P24"><text:span text:style-name="T15">Si le paquet MEDIA est listé comme manquant dans le buffer de l'algorithme (FEC) alors ...</text:span></text:p>
          </draw:text-box>
        </draw:frame>
        <draw:connector draw:style-name="gr16" draw:text-style-name="P2" draw:layer="layout" draw:type="curve" draw:line-skew="-0.593cm 0.312cm" svg:x1="5.974cm" svg:y1="8.997cm" svg:x2="3.968cm" svg:y2="9.7cm" draw:start-shape="id46" draw:start-glue-point="9" draw:end-shape="id46" draw:end-glue-point="8" svg:d="m5974 8997c634 0 528 758-131 1239s-1875 683-1875-536">
          <text:p/>
        </draw:connector>
        <draw:frame draw:style-name="gr31" draw:text-style-name="P26" draw:layer="layout" svg:width="14.222cm" svg:height="1.673cm" svg:x="5.778cm" svg:y="10.7cm">
          <draw:text-box>
            <text:p text:style-name="P24"><text:span text:style-name="T15">Si une cascade de FEC (par exemple une ligne venant d'être complétée pourrait débloquer le traitement d'une colonne et vice versa)</text:span></text:p>
            <text:p text:style-name="P24"><text:span text:style-name="T15">est effectivement débutée alors faire appel récursivement ...</text:span></text:p>
          </draw:text-box>
        </draw:frame>
        <draw:frame draw:style-name="gr30" draw:text-style-name="P25" draw:layer="layout" svg:width="2.345cm" svg:height="1.5cm" svg:x="4.6cm" svg:y="10.9cm">
          <draw:text-box>
            <text:p text:style-name="P24"><text:span text:style-name="T16">?</text:span><text:span text:style-name="T17">x</text:span></text:p>
          </draw:text-box>
        </draw:frame>
        <draw:custom-shape draw:style-name="gr32" draw:text-style-name="P2" draw:layer="layout" svg:width="0.8cm" svg:height="0.5cm" svg:x="1.3cm" svg:y="2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Général ArriveePaquetFec" draw:style-name="dp1" draw:master-page-name="Standard">
        <office:forms form:automatic-focus="false" form:apply-design-mode="false"/>
        <draw:custom-shape draw:style-name="gr35" draw:text-style-name="P20" draw:id="id48" draw:layer="layout" svg:width="5.041cm" svg:height="1.405cm" svg:x="2.97cm" svg:y="8.8cm">
          <text:p text:style-name="P3"><text:span text:style-name="T4">fait appel à</text:span></text:p>
          <text:p text:style-name="P3"><text:span text:style-name="T4">PerduPaquetMedi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6" draw:text-style-name="P20" draw:id="id47" draw:layer="layout" svg:width="5.349cm" svg:height="1.405cm" svg:x="2.816cm" svg:y="4.8cm">
          <text:p text:style-name="P3"><text:span text:style-name="T4">fait appel à</text:span></text:p>
          <text:p text:style-name="P3"><text:span text:style-name="T4">ArriveePaquetFec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5" draw:text-style-name="P18" draw:layer="layout" svg:width="8.025cm" svg:height="1.016cm" svg:x="2.522cm" svg:y="1.6cm">
          <draw:text-box>
            <text:p text:style-name="P6"><text:span text:style-name="T12">Évènement arrivée paquet fec</text:span></text:p>
          </draw:text-box>
        </draw:frame>
        <draw:frame draw:style-name="gr26" draw:text-style-name="P19" draw:layer="layout" svg:width="9.163cm" svg:height="1.3cm" svg:x="3.5cm" svg:y="2.7cm">
          <draw:text-box>
            <text:p text:style-name="P6"><text:span text:style-name="T13">Arrivée d'un paquet fec (provenant du réseau)</text:span></text:p>
          </draw:text-box>
        </draw:frame>
        <draw:connector draw:style-name="gr16" draw:text-style-name="P2" draw:layer="layout" svg:x1="5.492cm" svg:y1="3.551cm" svg:x2="5.49cm" svg:y2="4.8cm" draw:end-shape="id47" draw:end-glue-point="5" svg:d="m5492 3551v374h-2v875">
          <text:p/>
        </draw:connector>
        <draw:connector draw:style-name="gr16" draw:text-style-name="P2" draw:layer="layout" svg:x1="5.49cm" svg:y1="6.205cm" svg:x2="5.49cm" svg:y2="8.8cm" draw:start-shape="id47" draw:start-glue-point="8" draw:end-shape="id48" draw:end-glue-point="5" svg:d="m5490 6205v2595">
          <text:p/>
        </draw:connector>
        <draw:frame draw:style-name="gr26" draw:text-style-name="P21" draw:layer="layout" svg:width="11.885cm" svg:height="2.634cm" svg:x="8cm" svg:y="4.514cm">
          <draw:text-box>
            <text:p text:style-name="P6"><text:span text:style-name="T14">Objectif</text:span></text:p>
            <text:p text:style-name="P6"><text:span text:style-name="T15">Enregistrer le contenu utile du paquet de FEC dans le buffer</text:span></text:p>
            <text:p text:style-name="P6"><text:span text:style-name="T15">de l'algorithme (FEC) si au moins un (1) des paquets MEDIA</text:span></text:p>
            <text:p text:style-name="P6"><text:span text:style-name="T15">protégé est manquant</text:span></text:p>
            <text:p text:style-name="P6"><text:span text:style-name="T15"/></text:p>
          </draw:text-box>
        </draw:frame>
        <draw:frame draw:style-name="gr30" draw:text-style-name="P25" draw:layer="layout" svg:width="2.345cm" svg:height="1.5cm" svg:x="5.455cm" svg:y="6.7cm">
          <draw:text-box>
            <text:p text:style-name="P24"><text:span text:style-name="T16">?</text:span><text:span text:style-name="T17">x</text:span></text:p>
          </draw:text-box>
        </draw:frame>
        <draw:frame draw:style-name="gr31" draw:text-style-name="P26" draw:layer="layout" svg:width="12.7cm" svg:height="1.2cm" svg:x="6.7cm" svg:y="6.8cm">
          <draw:text-box>
            <text:p text:style-name="P24"><text:span text:style-name="T15">Pour chaque paquet MEDIA protégé par le paquet de FEC mais ne se trouvant pas dans le buffer MEDIA (manquant) faire ...</text:span></text:p>
          </draw:text-box>
        </draw:frame>
        <draw:custom-shape draw:style-name="gr34" draw:text-style-name="P20" draw:id="id49" draw:layer="layout" svg:width="5.041cm" svg:height="1.405cm" svg:x="1.807cm" svg:y="13.295cm">
          <text:p text:style-name="P3"><text:span text:style-name="T4">fait appel à</text:span></text:p>
          <text:p text:style-name="P3"><text:span text:style-name="T4">RecupPaquetMedia [2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2" draw:layer="layout" draw:type="curve" draw:line-skew="-0.559cm 0.398cm" svg:x1="6.333cm" svg:y1="13.997cm" svg:x2="4.327cm" svg:y2="14.7cm" draw:start-shape="id49" draw:start-glue-point="9" draw:end-shape="id49" draw:end-glue-point="8" svg:d="m6333 13997c685 0 571 801-101 1314s-1905 737-1905-611">
          <text:p/>
        </draw:connector>
        <draw:frame draw:style-name="gr26" draw:text-style-name="P21" draw:layer="layout" svg:width="11.576cm" svg:height="2.16cm" svg:x="7.971cm" svg:y="8.5cm">
          <draw:text-box>
            <text:p text:style-name="P6"><text:span text:style-name="T14">Objectif</text:span></text:p>
            <text:p text:style-name="P6"><text:span text:style-name="T15">Mettre à jour le buffer de l'algorithme (FEC)</text:span></text:p>
            <text:p text:style-name="P6"><text:span text:style-name="T15">(par exemple lier le paquet MEDIA manquant au paquet de</text:span></text:p>
            <text:p text:style-name="P6"><text:span text:style-name="T15">FEC capable de le récupérer pour traitement futur)</text:span></text:p>
          </draw:text-box>
        </draw:frame>
        <draw:connector draw:style-name="gr16" draw:text-style-name="P2" draw:layer="layout" draw:line-skew="0cm 1.75cm" svg:x1="3.35cm" svg:y1="5.502cm" svg:x2="4.327cm" svg:y2="13.295cm" draw:start-shape="id47" draw:start-glue-point="6" draw:end-shape="id49" draw:end-glue-point="5" svg:d="m3350 5502h-1036v5998h2013v1795">
          <text:p/>
        </draw:connector>
        <draw:frame draw:style-name="gr26" draw:text-style-name="P21" draw:layer="layout" svg:width="7.749cm" svg:height="1.3cm" draw:transform="rotate (1.5707963267946) translate (1.6cm 12.549cm)">
          <draw:text-box>
            <text:p text:style-name="P6"><text:span text:style-name="T18">Après avoir scruté les paquets média protégés</text:span></text:p>
            <text:p text:style-name="P6"><text:span text:style-name="T15"/></text:p>
          </draw:text-box>
        </draw:frame>
        <draw:connector draw:style-name="gr16" draw:text-style-name="P2" draw:layer="layout" draw:line-skew="0cm 0.332cm" svg:x1="5.49cm" svg:y1="10.205cm" svg:x2="4.945cm" svg:y2="6.205cm" draw:start-shape="id48" draw:start-glue-point="8" draw:end-shape="id47" draw:end-glue-point="7" svg:d="m5490 10205v501h-2690v-3204h2145v-1297">
          <text:p/>
        </draw:connector>
        <draw:frame draw:style-name="gr37" draw:text-style-name="P21" draw:layer="layout" svg:width="2.561cm" svg:height="1.503cm" svg:x="2.988cm" svg:y="7cm">
          <draw:text-box>
            <text:p text:style-name="P6"><text:span text:style-name="T18">Retour de</text:span></text:p>
            <text:p text:style-name="P6"><text:span text:style-name="T18">méthode</text:span></text:p>
            <text:p text:style-name="P6"><text:span text:style-name="T15"/></text:p>
          </draw:text-box>
        </draw:frame>
        <draw:frame draw:style-name="gr30" draw:text-style-name="P25" draw:layer="layout" svg:width="1.345cm" svg:height="1.5cm" svg:x="4.31cm" svg:y="11.3cm">
          <draw:text-box>
            <text:p text:style-name="P24"><text:span text:style-name="T16">?</text:span></text:p>
          </draw:text-box>
        </draw:frame>
        <draw:frame draw:style-name="gr31" draw:text-style-name="P26" draw:layer="layout" svg:width="9.345cm" svg:height="1.2cm" svg:x="4.955cm" svg:y="11.4cm">
          <draw:text-box>
            <text:p text:style-name="P24"><text:span text:style-name="T15">Si un seul paquet MEDIA protégé manque alors ...</text:span></text:p>
          </draw:text-box>
        </draw:frame>
        <draw:frame draw:style-name="gr30" draw:text-style-name="P25" draw:layer="layout" svg:width="2.345cm" svg:height="1.5cm" svg:x="4.755cm" svg:y="15.8cm">
          <draw:text-box>
            <text:p text:style-name="P24"><text:span text:style-name="T16">?</text:span><text:span text:style-name="T17">x</text:span></text:p>
          </draw:text-box>
        </draw:frame>
        <draw:frame draw:style-name="gr31" draw:text-style-name="P26" draw:layer="layout" svg:width="14.222cm" svg:height="1.673cm" svg:x="5.778cm" svg:y="15.527cm">
          <draw:text-box>
            <text:p text:style-name="P24"><text:span text:style-name="T15">Si une cascade de FEC (par exemple une ligne venant d'être complétée pourrait débloquer le traitement d'une colonne et vice versa)</text:span></text:p>
            <text:p text:style-name="P24"><text:span text:style-name="T15">est effectivement débutée alors faire appel récursivement ...</text:span></text:p>
          </draw:text-box>
        </draw:frame>
        <draw:frame draw:style-name="gr26" draw:text-style-name="P21" draw:layer="layout" svg:width="13.232cm" svg:height="2.16cm" svg:x="6.9cm" svg:y="13.1cm">
          <draw:text-box>
            <text:p text:style-name="P6"><text:span text:style-name="T14">Objectif</text:span></text:p>
            <text:p text:style-name="P6"><text:span text:style-name="T15">Mettre à jour le buffer de l'algorithme (FEC), par exemple supprimer</text:span></text:p>
            <text:p text:style-name="P6"><text:span text:style-name="T15">les entrées qui indiqueraient que ce paquet MEDIA manque.</text:span></text:p>
            <text:p text:style-name="P6"><text:span text:style-name="T15">Vérifier s'il y a cascade de FEC et si oui la débuter !</text:span></text:p>
          </draw:text-box>
        </draw:frame>
        <draw:custom-shape draw:style-name="gr32" draw:text-style-name="P2" draw:layer="layout" svg:width="0.8cm" svg:height="0.5cm" svg:x="2.9cm" svg:y="2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ComputeJ" draw:style-name="dp1" draw:master-page-name="Standard">
        <office:forms form:automatic-focus="false" form:apply-design-mode="false"/>
        <draw:custom-shape draw:style-name="gr38" draw:text-style-name="P20" draw:id="id51" draw:layer="layout" svg:width="5.7cm" svg:height="1.064cm" svg:x="1.9cm" svg:y="6.036cm">
          <text:p text:style-name="P3"><text:span text:style-name="T4">MediaTest = paquet FEC SNBase</text:span></text:p>
          <text:p text:style-name="P3"><text:span text:style-name="T4">j = 0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id="id52" draw:layer="layout" svg:width="3.494cm" svg:height="2.467cm" svg:x="3.003cm" svg:y="8.125cm"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svg:x1="4.749cm" svg:y1="5cm" svg:x2="4.75cm" svg:y2="6.036cm" draw:start-shape="id50" draw:start-glue-point="6" draw:end-shape="id51" draw:end-glue-point="0" svg:d="m4749 5000v519h1v517">
          <text:p/>
        </draw:connector>
        <draw:connector draw:style-name="gr16" draw:text-style-name="P2" draw:layer="layout" draw:line-skew="0.005cm" svg:x1="4.75cm" svg:y1="7.1cm" svg:x2="4.749cm" svg:y2="8.125cm" draw:start-shape="id51" draw:start-glue-point="2" draw:end-shape="id52" draw:end-glue-point="4" svg:d="m4750 7100v517h-1v508">
          <text:p/>
        </draw:connector>
        <draw:frame draw:style-name="gr40" draw:text-style-name="P27" draw:layer="layout" svg:width="4.685cm" svg:height="1.673cm" svg:x="5.615cm" svg:y="7.262cm">
          <draw:text-box>
            <text:p text:style-name="P6"><text:span text:style-name="T1">Boucle</text:span></text:p>
            <text:p text:style-name="P6"><text:span text:style-name="T1">effectuée</text:span></text:p>
            <text:p text:style-name="P6"><text:span text:style-name="T1">[0;NA[ x</text:span></text:p>
          </draw:text-box>
        </draw:frame>
        <draw:frame draw:style-name="gr41" draw:text-style-name="P27" draw:layer="layout" svg:width="3.805cm" svg:height="1.199cm" draw:transform="rotate (1.5707963267946) translate (4.2cm 13.4cm)">
          <draw:text-box>
            <text:p text:style-name="P6"><text:span text:style-name="T1">Continue</text:span></text:p>
            <text:p text:style-name="P6"><text:span text:style-name="T1">la boucle</text:span></text:p>
          </draw:text-box>
        </draw:frame>
        <draw:connector draw:style-name="gr16" draw:text-style-name="P2" draw:layer="layout" svg:x1="3.003cm" svg:y1="9.358cm" svg:x2="1.5cm" svg:y2="9.358cm" draw:start-shape="id52" draw:start-glue-point="5" svg:d="m3003 9358h-1503">
          <text:p/>
        </draw:connector>
        <draw:frame draw:style-name="gr42" draw:text-style-name="P28" draw:id="id55" draw:layer="layout" svg:width="3.437cm" svg:height="0.781cm" svg:x="2.663cm" svg:y="15.5cm">
          <draw:text-box>
            <text:p text:style-name="P6"><text:span text:style-name="T19">Retourner null</text:span></text:p>
          </draw:text-box>
        </draw:frame>
        <draw:frame draw:style-name="gr43" draw:text-style-name="P29" draw:layer="layout" svg:width="1.5cm" svg:height="0.725cm" svg:x="1.9cm" svg:y="8.7cm">
          <draw:text-box>
            <text:p text:style-name="P6"><text:span text:style-name="T1">NON</text:span></text:p>
          </draw:text-box>
        </draw:frame>
        <draw:frame draw:style-name="gr44" draw:text-style-name="P18" draw:layer="layout" svg:width="7.631cm" svg:height="1.017cm" svg:x="1cm" svg:y="1.001cm">
          <draw:text-box>
            <text:p text:style-name="P6"><text:span text:style-name="T12">Méthode ComputeJ</text:span></text:p>
          </draw:text-box>
        </draw:frame>
        <draw:custom-shape draw:style-name="gr39" draw:text-style-name="P20" draw:id="id50" draw:layer="layout" svg:width="4cm" svg:height="2.776cm" svg:x="2.75cm" svg:y="2.224cm"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5" draw:text-style-name="P3" draw:layer="layout" svg:width="4.171cm" svg:height="1.808cm" svg:x="2.629cm" svg:y="2.8cm">
          <draw:text-box>
            <text:p text:style-name="P3"><text:span text:style-name="T4">paquet FEC</text:span></text:p>
            <text:p text:style-name="P3"><text:span text:style-name="T4">Offset = 0 ?</text:span></text:p>
            <text:p text:style-name="P3"><text:span text:style-name="T4">(paquet illégal)</text:span></text:p>
          </draw:text-box>
        </draw:frame>
        <draw:frame draw:style-name="gr46" draw:text-style-name="P27" draw:layer="layout" svg:width="1.256cm" svg:height="0.764cm" svg:x="6.1cm" svg:y="9.336cm">
          <draw:text-box>
            <text:p text:style-name="P6"><text:span text:style-name="T1">OUI</text:span></text:p>
          </draw:text-box>
        </draw:frame>
        <draw:custom-shape draw:style-name="gr39" draw:text-style-name="P20" draw:id="id53" draw:layer="layout" svg:width="3.5cm" svg:height="2.484cm" svg:x="5.95cm" svg:y="10.016cm"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9" draw:text-style-name="P3" draw:layer="layout" svg:width="3.423cm" svg:height="1.418cm" svg:x="6cm" svg:y="10.57cm">
          <draw:text-box>
            <text:p text:style-name="P3"><text:span text:style-name="T4">MediaTest =</text:span></text:p>
            <text:p text:style-name="P3"><text:span text:style-name="T4">paquet MEDIA mediaNo ?</text:span></text:p>
          </draw:text-box>
        </draw:frame>
        <draw:connector draw:style-name="gr16" draw:text-style-name="P2" draw:layer="layout" svg:x1="6.497cm" svg:y1="9.358cm" svg:x2="7.699cm" svg:y2="10.016cm" draw:start-shape="id52" draw:start-glue-point="7" draw:end-shape="id53" draw:end-glue-point="4" svg:d="m6497 9358h1202v658">
          <text:p/>
        </draw:connector>
        <draw:frame draw:style-name="gr29" draw:text-style-name="P3" draw:layer="layout" svg:width="3.228cm" svg:height="1.03cm" svg:x="3.172cm" svg:y="8.67cm">
          <draw:text-box>
            <text:p text:style-name="P3"><text:span text:style-name="T4">J &lt; </text:span></text:p>
            <text:p text:style-name="P3"><text:span text:style-name="T4">paquet FEC NA ?</text:span></text:p>
          </draw:text-box>
        </draw:frame>
        <draw:connector draw:style-name="gr16" draw:text-style-name="P2" draw:layer="layout" svg:x1="9.45cm" svg:y1="11.257cm" svg:x2="10cm" svg:y2="12.219cm" draw:start-shape="id53" draw:start-glue-point="7" draw:end-shape="id54" svg:d="m9450 11257h550v962">
          <text:p/>
        </draw:connector>
        <draw:frame draw:style-name="gr47" draw:text-style-name="P28" draw:id="id54" draw:layer="layout" svg:width="2.8cm" svg:height="0.781cm" svg:x="8.6cm" svg:y="12.219cm">
          <draw:text-box>
            <text:p text:style-name="P6"><text:span text:style-name="T19">Retourner j</text:span></text:p>
          </draw:text-box>
        </draw:frame>
        <draw:connector draw:style-name="gr16" draw:text-style-name="P2" draw:layer="layout" draw:line-skew="-0.749cm 3.249cm" svg:x1="2.75cm" svg:y1="3.611cm" svg:x2="4.381cm" svg:y2="15.5cm" draw:start-shape="id50" draw:start-glue-point="5" draw:end-shape="id55" draw:end-glue-point="0" svg:d="m2750 3611h-1250v9889h2881v2000">
          <text:p/>
        </draw:connector>
        <draw:frame draw:style-name="gr46" draw:text-style-name="P27" draw:layer="layout" svg:width="1.256cm" svg:height="0.764cm" svg:x="1.344cm" svg:y="3cm">
          <draw:text-box>
            <text:p text:style-name="P6"><text:span text:style-name="T1">OUI</text:span></text:p>
          </draw:text-box>
        </draw:frame>
        <draw:frame draw:style-name="gr46" draw:text-style-name="P27" draw:layer="layout" svg:width="1.442cm" svg:height="0.764cm" svg:x="4.658cm" svg:y="4.72cm">
          <draw:text-box>
            <text:p text:style-name="P6"><text:span text:style-name="T1">NON</text:span></text:p>
          </draw:text-box>
        </draw:frame>
        <draw:connector draw:style-name="gr16" draw:text-style-name="P2" draw:layer="layout" draw:line-skew="0.701cm 2.104cm" svg:x1="4.8cm" svg:y1="14.45cm" svg:x2="4.749cm" svg:y2="10.592cm" draw:start-shape="id56" draw:start-glue-point="3" draw:end-shape="id52" draw:end-glue-point="6" svg:d="m4800 14450h200v50h-251v-3908">
          <text:p/>
        </draw:connector>
        <draw:custom-shape draw:style-name="gr38" draw:text-style-name="P20" draw:id="id56" draw:layer="layout" svg:width="5.8cm" svg:height="0.5cm" svg:x="4.8cm" svg:y="14.2cm">
          <text:p text:style-name="P3"><text:span text:style-name="T4">MediaTest += paquet FEC Offset</text:span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7.699cm" svg:y1="12.5cm" svg:x2="7.7cm" svg:y2="14.2cm" draw:start-shape="id53" draw:start-glue-point="6" draw:end-shape="id56" draw:end-glue-point="0" svg:d="m7699 12500v851h1v849">
          <text:p/>
        </draw:connector>
        <draw:frame draw:style-name="gr46" draw:text-style-name="P27" draw:layer="layout" svg:width="1.256cm" svg:height="0.764cm" svg:x="9.1cm" svg:y="10.636cm">
          <draw:text-box>
            <text:p text:style-name="P6"><text:span text:style-name="T1">OUI</text:span></text:p>
          </draw:text-box>
        </draw:frame>
        <draw:frame draw:style-name="gr43" draw:text-style-name="P29" draw:layer="layout" svg:width="1.5cm" svg:height="0.725cm" svg:x="6.4cm" svg:y="12.3cm">
          <draw:text-box>
            <text:p text:style-name="P6"><text:span text:style-name="T1">NON</text:span></text:p>
          </draw:text-box>
        </draw:frame>
      </draw:page>
      <draw:page draw:name="ArriveePaquetMedia &amp; ArriveePaquetFec" draw:style-name="dp1" draw:master-page-name="Standard">
        <office:forms form:automatic-focus="false" form:apply-design-mode="false"/>
        <draw:custom-shape draw:style-name="gr48" draw:text-style-name="P30" draw:id="id59" draw:layer="layout" svg:width="4.347cm" svg:height="2.995cm" svg:x="3.052cm" svg:y="5.32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3" draw:text-style-name="P2" draw:id="id57" draw:layer="layout" svg:width="2.174cm" svg:height="0.936cm" svg:x="4.138cm" svg:y="1.117cm">
          <text:p text:style-name="P3">Id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30" draw:id="id58" draw:layer="layout" svg:width="4.295cm" svg:height="1.217cm" svg:x="3.078cm" svg:y="3.283cm">
          <text:p text:style-name="P3"><text:span text:style-name="T4">stocke le paquet MEDIA</text:span></text:p>
          <text:p text:style-name="P3"><text:span text:style-name="T4">dans le buffer MED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6" draw:text-style-name="P19" draw:layer="layout" svg:width="3.076cm" svg:height="1.3cm" svg:x="2.245cm" svg:y="2.055cm">
          <draw:text-box>
            <text:p text:style-name="P6"><text:span text:style-name="T13">arrivée d'un</text:span></text:p>
            <text:p text:style-name="P6"><text:span text:style-name="T13">paquet média</text:span></text:p>
          </draw:text-box>
        </draw:frame>
        <draw:frame draw:style-name="gr49" draw:text-style-name="P27" draw:layer="layout" svg:width="1.442cm" svg:height="0.764cm" svg:x="6.458cm" svg:y="5.82cm">
          <draw:text-box>
            <text:p text:style-name="P6"><text:span text:style-name="T1">NON</text:span></text:p>
          </draw:text-box>
        </draw:frame>
        <draw:connector draw:style-name="gr16" draw:text-style-name="P2" draw:layer="layout" svg:x1="5.224cm" svg:y1="2.053cm" svg:x2="5.225cm" svg:y2="3.283cm" draw:start-shape="id57" draw:start-glue-point="6" draw:end-shape="id58" draw:end-glue-point="4" svg:d="m5224 2053v615h1v615">
          <text:p/>
        </draw:connector>
        <draw:connector draw:style-name="gr16" draw:text-style-name="P2" draw:layer="layout" svg:x1="5.225cm" svg:y1="4.5cm" svg:x2="5.225cm" svg:y2="5.329cm" draw:start-shape="id58" draw:start-glue-point="6" draw:end-shape="id59" draw:end-glue-point="4" svg:d="m5225 4500v829">
          <text:p/>
        </draw:connector>
        <draw:connector draw:style-name="gr16" draw:text-style-name="P2" draw:layer="layout" svg:x1="5.225cm" svg:y1="8.322cm" svg:x2="5.225cm" svg:y2="9.072cm" draw:start-shape="id59" draw:start-glue-point="6" draw:end-shape="id60" draw:end-glue-point="5" svg:d="m5225 8322v750">
          <text:p/>
        </draw:connector>
        <draw:connector draw:style-name="gr16" draw:text-style-name="P2" draw:layer="layout" svg:x1="7.399cm" svg:y1="6.825cm" svg:x2="6.312cm" svg:y2="1.584cm" draw:start-shape="id59" draw:start-glue-point="7" draw:end-shape="id57" draw:end-glue-point="7" svg:d="m7399 6825h501v-5241h-1588">
          <text:p/>
        </draw:connector>
        <draw:connector draw:style-name="gr16" draw:text-style-name="P2" draw:layer="layout" draw:line-skew="0cm -0.549cm" svg:x1="5.225cm" svg:y1="10.477cm" svg:x2="4.138cm" svg:y2="1.584cm" draw:start-shape="id60" draw:start-glue-point="8" draw:end-shape="id57" draw:end-glue-point="5" svg:d="m5225 10477v501h-3725v-9394h2638">
          <text:p/>
        </draw:connector>
        <draw:frame draw:style-name="gr46" draw:text-style-name="P27" draw:layer="layout" svg:width="1.256cm" svg:height="0.764cm" svg:x="5.194cm" svg:y="8.059cm">
          <draw:text-box>
            <text:p text:style-name="P6"><text:span text:style-name="T1">OUI</text:span></text:p>
          </draw:text-box>
        </draw:frame>
        <draw:custom-shape draw:style-name="gr33" draw:text-style-name="P20" draw:id="id60" draw:layer="layout" svg:width="5.349cm" svg:height="1.405cm" svg:x="2.551cm" svg:y="9.072cm">
          <text:p text:style-name="P3"><text:span text:style-name="T4">fait appel à</text:span></text:p>
          <text:p text:style-name="P3"><text:span text:style-name="T4">RecupPaquetMedia [1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0" draw:text-style-name="P3" draw:layer="layout" svg:width="4.935cm" svg:height="2.406cm" svg:x="2.758cm" svg:y="5.894cm">
          <draw:text-box>
            <text:p text:style-name="P3"><text:span text:style-name="T4">paquet</text:span></text:p>
            <text:p text:style-name="P3"><text:span text:style-name="T4">MEDIA déjà listé</text:span></text:p>
            <text:p text:style-name="P3"><text:span text:style-name="T4">comme perdu dans</text:span></text:p>
            <text:p text:style-name="P3"><text:span text:style-name="T4">buffer FEC ?</text:span></text:p>
          </draw:text-box>
        </draw:frame>
        <draw:frame draw:style-name="gr51" draw:text-style-name="P12" draw:layer="layout" svg:width="16.271cm" svg:height="1.11cm" svg:x="1.229cm" svg:y="18cm">
          <draw:text-box>
            <text:p text:style-name="P6"><text:span text:style-name="T4">*1 c'est à partir du pseudo code que le cas de figure devient important, ici seul le principe est explicité</text:span></text:p>
            <text:p text:style-name="P6"><text:span text:style-name="T4">*2 NA est un paramètre du paquet de FEC, c'est le nombre de paquets RTP protégés par lui</text:span></text:p>
          </draw:text-box>
        </draw:frame>
        <draw:custom-shape draw:style-name="gr52" draw:text-style-name="P31" draw:id="id61" draw:layer="layout" svg:width="2.174cm" svg:height="0.935cm" svg:x="11.025cm" svg:y="1.39cm">
          <text:p text:style-name="P3"><text:span text:style-name="T20">Id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6" draw:text-style-name="P19" draw:layer="layout" svg:width="2.708cm" svg:height="1.3cm" svg:x="9.324cm" svg:y="2.327cm">
          <draw:text-box>
            <text:p text:style-name="P6"><text:span text:style-name="T13">arrivée d'un</text:span></text:p>
            <text:p text:style-name="P6"><text:span text:style-name="T13">paquet fec</text:span></text:p>
          </draw:text-box>
        </draw:frame>
        <draw:connector draw:style-name="gr16" draw:text-style-name="P2" draw:layer="layout" svg:x1="12.111cm" svg:y1="2.325cm" svg:x2="12.112cm" svg:y2="3.148cm" draw:start-shape="id61" draw:start-glue-point="6" draw:end-shape="id62" draw:end-glue-point="4" svg:d="m12111 2325v412h1v411">
          <text:p/>
        </draw:connector>
        <draw:custom-shape draw:style-name="gr53" draw:text-style-name="P20" draw:id="id62" draw:layer="layout" svg:width="5.175cm" svg:height="4.752cm" svg:x="9.525cm" svg:y="3.148cm"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4" draw:text-style-name="P27" draw:layer="layout" svg:width="1.256cm" svg:height="0.764cm" svg:x="14.206cm" svg:y="4.761cm">
          <draw:text-box>
            <text:p text:style-name="P6"><text:span text:style-name="T1">OUI</text:span></text:p>
          </draw:text-box>
        </draw:frame>
        <draw:custom-shape draw:style-name="gr36" draw:text-style-name="P20" draw:id="id63" draw:layer="layout" svg:width="4.443cm" svg:height="1.404cm" svg:x="15.157cm" svg:y="4.822cm">
          <text:p text:style-name="P3"><text:span text:style-name="T4">fait appel à</text:span></text:p>
          <text:p text:style-name="P3"><text:span text:style-name="T4">PerduPaquetMedi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2" draw:layer="layout" svg:x1="14.7cm" svg:y1="5.523cm" svg:x2="15.6cm" svg:y2="5.523cm" draw:start-shape="id62" draw:start-glue-point="7" draw:end-shape="id63" draw:end-glue-point="6" svg:d="m14700 5523h900">
          <text:p/>
        </draw:connector>
        <draw:frame draw:style-name="gr41" draw:text-style-name="P27" draw:layer="layout" svg:width="4.024cm" svg:height="0.764cm" svg:x="13.387cm" svg:y="7.802cm">
          <draw:text-box>
            <text:p text:style-name="P6"><text:span text:style-name="T1">Continue la boucle</text:span></text:p>
          </draw:text-box>
        </draw:frame>
        <draw:connector draw:style-name="gr16" draw:text-style-name="P2" draw:layer="layout" draw:line-skew="0.098cm" svg:x1="17.378cm" svg:y1="6.226cm" svg:x2="12.112cm" svg:y2="7.9cm" draw:start-shape="id63" draw:start-glue-point="8" draw:end-shape="id62" draw:end-glue-point="6" svg:d="m17378 6226v2274h-5266v-600">
          <text:p/>
        </draw:connector>
        <draw:frame draw:style-name="gr55" draw:text-style-name="P27" draw:layer="layout" svg:width="5.173cm" svg:height="1.199cm" svg:x="12.645cm" svg:y="2.67cm">
          <draw:text-box>
            <text:p text:style-name="P6"><text:span text:style-name="T1">Boucle effectuée</text:span></text:p>
            <text:p text:style-name="P6"><text:span text:style-name="T1">[paquetFec.NA] x</text:span></text:p>
          </draw:text-box>
        </draw:frame>
        <draw:connector draw:style-name="gr16" draw:text-style-name="P2" draw:layer="layout" svg:x1="9.525cm" svg:y1="5.523cm" svg:x2="11.601cm" svg:y2="9.064cm" draw:start-shape="id62" draw:start-glue-point="5" draw:end-shape="id64" draw:end-glue-point="4" svg:d="m9525 5523h-502v2959h2578v582">
          <text:p/>
        </draw:connector>
        <draw:custom-shape draw:style-name="gr36" draw:text-style-name="P20" draw:id="id64" draw:layer="layout" svg:width="4.397cm" svg:height="2.965cm" svg:x="9.403cm" svg:y="9.064cm">
          <text:p text:style-name="P3"><text:span text:style-name="T4">0 aucun</text:span></text:p>
          <text:p text:style-name="P3"><text:span text:style-name="T4">des paquets MEDIA</text:span></text:p>
          <text:p text:style-name="P3"><text:span text:style-name="T4">testé est</text:span></text:p>
          <text:p text:style-name="P3"><text:span text:style-name="T4">manquan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6" draw:text-style-name="P29" draw:layer="layout" svg:width="3.105cm" svg:height="1.8cm" svg:x="8.878cm" svg:y="5.695cm">
          <draw:text-box>
            <text:p text:style-name="P6"><text:span text:style-name="T1">Fin</text:span></text:p>
            <text:p text:style-name="P6"><text:span text:style-name="T1">de</text:span></text:p>
            <text:p text:style-name="P6"><text:span text:style-name="T1">boucle</text:span></text:p>
          </draw:text-box>
        </draw:frame>
        <draw:connector draw:style-name="gr16" draw:text-style-name="P2" draw:layer="layout" svg:x1="13.8cm" svg:y1="10.546cm" svg:x2="20.007cm" svg:y2="10.545cm" draw:start-shape="id64" draw:start-glue-point="7" svg:d="m13800 10546h3354v-1h2853">
          <text:p/>
        </draw:connector>
        <draw:frame draw:style-name="gr54" draw:text-style-name="P27" draw:layer="layout" svg:width="1.256cm" svg:height="0.764cm" svg:x="13.504cm" svg:y="9.925cm">
          <draw:text-box>
            <text:p text:style-name="P6"><text:span text:style-name="T1">OUI</text:span></text:p>
          </draw:text-box>
        </draw:frame>
        <draw:custom-shape draw:style-name="gr36" draw:text-style-name="P20" draw:id="id65" draw:layer="layout" svg:width="3.963cm" svg:height="1.405cm" svg:x="9.62cm" svg:y="12.896cm">
          <text:p text:style-name="P3"><text:span text:style-name="T4">stocke le paquet FEC</text:span></text:p>
          <text:p text:style-name="P3"><text:span text:style-name="T4">dans le buffer FEC</text:span></text:p>
          <text:p text:style-name="P3"><text:span text:style-name="T4">pour usage fut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2" draw:layer="layout" svg:x1="11.601cm" svg:y1="12.029cm" svg:x2="11.601cm" svg:y2="12.896cm" draw:start-shape="id64" draw:start-glue-point="6" draw:end-shape="id65" draw:end-glue-point="4" svg:d="m11601 12029v867">
          <text:p/>
        </draw:connector>
        <draw:frame draw:style-name="gr49" draw:text-style-name="P27" draw:layer="layout" svg:width="1.442cm" svg:height="0.764cm" svg:x="11.525cm" svg:y="11.772cm">
          <draw:text-box>
            <text:p text:style-name="P6"><text:span text:style-name="T1">NON</text:span></text:p>
          </draw:text-box>
        </draw:frame>
        <draw:custom-shape draw:style-name="gr53" draw:text-style-name="P20" draw:id="id66" draw:layer="layout" svg:width="3.895cm" svg:height="3.403cm" svg:x="14.653cm" svg:y="11.89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svg:x1="13.583cm" svg:y1="13.598cm" svg:x2="14.653cm" svg:y2="13.598cm" draw:start-shape="id65" draw:start-glue-point="7" draw:end-shape="id66" draw:end-glue-point="5" svg:d="m13583 13598h1070">
          <text:p/>
        </draw:connector>
        <draw:connector draw:style-name="gr16" draw:text-style-name="P2" draw:layer="layout" svg:x1="18.548cm" svg:y1="13.598cm" svg:x2="20.001cm" svg:y2="13.601cm" draw:start-shape="id66" draw:start-glue-point="7" svg:d="m18548 13598h977v3h476">
          <text:p/>
        </draw:connector>
        <draw:frame draw:style-name="gr57" draw:text-style-name="P27" draw:layer="layout" svg:width="1.442cm" svg:height="0.764cm" svg:x="18.233cm" svg:y="12.904cm">
          <draw:text-box>
            <text:p text:style-name="P6"><text:span text:style-name="T1">NON</text:span></text:p>
          </draw:text-box>
        </draw:frame>
        <draw:custom-shape draw:style-name="gr36" draw:text-style-name="P20" draw:id="id67" draw:layer="layout" svg:width="5cm" svg:height="1.404cm" svg:x="14.1cm" svg:y="16.01cm">
          <text:p text:style-name="P3"><text:span text:style-name="T4">fait appel à</text:span></text:p>
          <text:p text:style-name="P3"><text:span text:style-name="T4">RecupPaquetMedia [2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2" draw:layer="layout" svg:x1="16.6cm" svg:y1="15.3cm" svg:x2="16.599cm" svg:y2="16.01cm" draw:start-shape="id66" draw:start-glue-point="6" draw:end-shape="id67" draw:end-glue-point="5" svg:d="m16600 15300v355h-1v355">
          <text:p/>
        </draw:connector>
        <draw:connector draw:style-name="gr16" draw:text-style-name="P2" draw:layer="layout" draw:line-skew="0cm 0.398cm" svg:x1="16.599cm" svg:y1="17.414cm" svg:x2="13.199cm" svg:y2="1.857cm" draw:start-shape="id67" draw:start-glue-point="8" draw:end-shape="id61" draw:end-glue-point="7" svg:d="m16599 17414v502h3401v-16059h-6801">
          <text:p/>
        </draw:connector>
        <draw:frame draw:style-name="gr58" draw:text-style-name="P31" draw:layer="layout" svg:width="5.256cm" svg:height="2.974cm" svg:x="9.489cm" svg:y="3.781cm">
          <draw:text-box>
            <text:p text:style-name="P3"><text:span text:style-name="T4">pour</text:span></text:p>
            <text:p text:style-name="P3"><text:span text:style-name="T4">chaque paquet</text:span></text:p>
            <text:p text:style-name="P3"><text:span text:style-name="T4">MEDIA protégé par</text:span></text:p>
            <text:p text:style-name="P3"><text:span text:style-name="T4">le paquet FEC : paquet MEDIA est-il perdu</text:span></text:p>
            <text:p text:style-name="P3"><text:span text:style-name="T4">(toujours absent du</text:span></text:p>
            <text:p text:style-name="P3"><text:span text:style-name="T4">buffer MEDIA) ?</text:span></text:p>
          </draw:text-box>
        </draw:frame>
        <draw:frame draw:style-name="gr59" draw:text-style-name="P31" draw:layer="layout" svg:width="3.406cm" svg:height="1.807cm" svg:x="14.945cm" svg:y="12.679cm">
          <draw:text-box>
            <text:p text:style-name="P3"><text:span text:style-name="T4">1 seul des</text:span></text:p>
            <text:p text:style-name="P3"><text:span text:style-name="T4">paquets MEDIA testé est</text:span></text:p>
            <text:p text:style-name="P3"><text:span text:style-name="T4">manquant ?</text:span></text:p>
          </draw:text-box>
        </draw:frame>
        <draw:frame draw:style-name="gr25" draw:text-style-name="P18" draw:layer="layout" svg:width="8.054cm" svg:height="1.016cm" svg:x="5.324cm" svg:y="19.2cm">
          <draw:text-box>
            <text:p text:style-name="P6"><text:span text:style-name="T12">Méthode LecturePaquetMedia</text:span></text:p>
          </draw:text-box>
        </draw:frame>
        <draw:custom-shape draw:style-name="gr27" draw:text-style-name="P3" draw:id="id68" draw:layer="layout" svg:width="2.174cm" svg:height="0.936cm" svg:x="7.613cm" svg:y="20.316cm">
          <text:p text:style-name="P3">Idl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6" draw:text-style-name="P19" draw:layer="layout" svg:width="6.336cm" svg:height="1.3cm" svg:x="9.764cm" svg:y="21.4cm">
          <draw:text-box>
            <text:p text:style-name="P6"><text:span text:style-name="T13">Lecture d'un certains nombre</text:span></text:p>
            <text:p text:style-name="P6"><text:span text:style-name="T13">de paquets média par le player</text:span></text:p>
          </draw:text-box>
        </draw:frame>
        <draw:connector draw:style-name="gr16" draw:text-style-name="P2" draw:layer="layout" svg:x1="8.699cm" svg:y1="21.252cm" svg:x2="8.699cm" svg:y2="22.816cm" draw:start-shape="id68" draw:start-glue-point="6" draw:end-shape="id69" draw:end-glue-point="4" svg:d="m8699 21252v1564">
          <text:p/>
        </draw:connector>
        <draw:custom-shape draw:style-name="gr27" draw:text-style-name="P20" draw:id="id70" draw:layer="layout" svg:width="5.041cm" svg:height="1.405cm" svg:x="10.6cm" svg:y="25.2cm">
          <text:p text:style-name="P3"><text:span text:style-name="T4">fait appel à</text:span></text:p>
          <text:p text:style-name="P3"><text:span text:style-name="T4">DeleteCrossAndWai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7" draw:text-style-name="P20" draw:id="id69" draw:layer="layout" svg:width="4.6cm" svg:height="3.576cm" svg:x="6.4cm" svg:y="22.816cm">
          <text:p text:style-name="P3"><text:span text:style-name="T4">pour chaque</text:span></text:p>
          <text:p text:style-name="P3"><text:span text:style-name="T4">paquet MEDIA lu ou</text:span></text:p>
          <text:p text:style-name="P3"><text:span text:style-name="T4">sauté : y a-t-il une entrée</text:span></text:p>
          <text:p text:style-name="P3"><text:span text:style-name="T4">correspondante dans</text:span></text:p>
          <text:p text:style-name="P3"><text:span text:style-name="T4">buffer FEC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svg:x1="11cm" svg:y1="24.603cm" svg:x2="13.12cm" svg:y2="25.2cm" draw:start-shape="id69" draw:start-glue-point="7" draw:end-shape="id70" draw:end-glue-point="5" svg:d="m11000 24603h2120v597">
          <text:p/>
        </draw:connector>
        <draw:frame draw:style-name="gr54" draw:text-style-name="P27" draw:layer="layout" svg:width="1.256cm" svg:height="0.764cm" svg:x="10.744cm" svg:y="24cm">
          <draw:text-box>
            <text:p text:style-name="P6"><text:span text:style-name="T1">OUI</text:span></text:p>
          </draw:text-box>
        </draw:frame>
        <draw:connector draw:style-name="gr16" draw:text-style-name="P2" draw:layer="layout" svg:x1="13.12cm" svg:y1="26.605cm" svg:x2="8.699cm" svg:y2="26.392cm" draw:start-shape="id70" draw:start-glue-point="8" draw:end-shape="id69" draw:end-glue-point="6" svg:d="m13120 26605v501h-4421v-714">
          <text:p/>
        </draw:connector>
        <draw:frame draw:style-name="gr60" draw:text-style-name="P29" draw:layer="layout" svg:width="3.106cm" svg:height="3.721cm" svg:x="5.8cm" svg:y="21.5cm">
          <draw:text-box>
            <text:p text:style-name="P6"><text:span text:style-name="T1">Fin</text:span></text:p>
            <text:p text:style-name="P6"><text:span text:style-name="T1">de</text:span></text:p>
            <text:p text:style-name="P6"><text:span text:style-name="T1">boucle</text:span></text:p>
          </draw:text-box>
        </draw:frame>
        <draw:connector draw:style-name="gr16" draw:text-style-name="P2" draw:layer="layout" svg:x1="6.4cm" svg:y1="24.603cm" svg:x2="7.613cm" svg:y2="20.783cm" draw:start-shape="id69" draw:start-glue-point="5" draw:end-shape="id68" draw:end-glue-point="5" svg:d="m6400 24603h-501v-3820h1714">
          <text:p/>
        </draw:connector>
        <draw:custom-shape draw:style-name="gr32" draw:text-style-name="P2" draw:layer="layout" svg:width="0.8cm" svg:height="0.5cm" svg:x="1.6cm" svg:y="2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cm" svg:height="0.5cm" svg:x="8.7cm" svg:y="2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0.8cm" svg:height="0.5cm" svg:x="9.1cm" svg:y="21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Tous les autres" draw:style-name="dp1" draw:master-page-name="Standard">
        <office:forms form:automatic-focus="false" form:apply-design-mode="false"/>
        <draw:custom-shape draw:style-name="gr28" draw:text-style-name="P20" draw:id="id82" draw:layer="layout" svg:width="2.711cm" svg:height="2.5cm" svg:x="12.645cm" svg:y="14cm">
          <text:p text:style-name="P3"><text:span text:style-name="T4">paquet de</text:span></text:p>
          <text:p text:style-name="P3"><text:span text:style-name="T4">FEC (entrée)</text:span></text:p>
          <text:p text:style-name="P3"><text:span text:style-name="T4">trouvé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1" draw:text-style-name="P12" draw:layer="layout" svg:width="16.271cm" svg:height="1.11cm" svg:x="1cm" svg:y="27.566cm">
          <draw:text-box>
            <text:p text:style-name="P6"><text:span text:style-name="T4">*1 c'est à partir du pseudo code que le cas de figure devient important, ici seul le principe est explicité</text:span></text:p>
            <text:p text:style-name="P6"><text:span text:style-name="T4">*2 NA est un paramètre du paquet de FEC, c'est le nombre de paquets MEDIA protégés par lui</text:span></text:p>
          </draw:text-box>
        </draw:frame>
        <draw:custom-shape draw:style-name="gr34" draw:text-style-name="P20" draw:id="id71" draw:layer="layout" svg:width="5.916cm" svg:height="1.404cm" svg:x="1.584cm" svg:y="1.971cm">
          <text:p text:style-name="P3"><text:span text:style-name="T4">retrouve les paquets de FEC liés au</text:span></text:p>
          <text:p text:style-name="P3"><text:span text:style-name="T4">paquet MEDIA (colonne et ligne)</text:span></text:p>
          <text:p text:style-name="P3"><text:span text:style-name="T4">grâce au contenu du buffer FEC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id="id72" draw:layer="layout" svg:width="4.663cm" svg:height="1.405cm" svg:x="2.211cm" svg:y="4.311cm">
          <text:p text:style-name="P3"><text:span text:style-name="T4">Met à jour (ou supprime)</text:span></text:p>
          <text:p text:style-name="P3"><text:span text:style-name="T4">les entrées du buffer FEC</text:span></text:p>
          <text:p text:style-name="P3"><text:span text:style-name="T4">liées au paquet MEDIA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id="id73" draw:layer="layout" svg:width="4.437cm" svg:height="3.276cm" svg:x="2.324cm" svg:y="6.932cm">
          <text:p text:style-name="P3"><text:span text:style-name="T4">pour chaque</text:span></text:p>
          <text:p text:style-name="P3"><text:span text:style-name="T4">paquet FEC lié :</text:span></text:p>
          <text:p text:style-name="P3"><text:span text:style-name="T4">a-t-il un (1) seul</text:span></text:p>
          <text:p text:style-name="P3"><text:span text:style-name="T4">paquet MEDIA</text:span></text:p>
          <text:p text:style-name="P3"><text:span text:style-name="T4">manquant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svg:x1="4.542cm" svg:y1="3.375cm" svg:x2="4.542cm" svg:y2="4.311cm" draw:start-shape="id71" draw:start-glue-point="2" draw:end-shape="id72" draw:end-glue-point="0" svg:d="m4542 3375v936">
          <text:p/>
        </draw:connector>
        <draw:connector draw:style-name="gr16" draw:text-style-name="P2" draw:layer="layout" draw:line-skew="0.005cm" svg:x1="4.542cm" svg:y1="5.716cm" svg:x2="4.542cm" svg:y2="6.932cm" draw:start-shape="id72" draw:start-glue-point="2" draw:end-shape="id73" draw:end-glue-point="4" svg:d="m4542 5716v1216">
          <text:p/>
        </draw:connector>
        <draw:frame draw:style-name="gr40" draw:text-style-name="P27" draw:layer="layout" svg:width="4.685cm" svg:height="1.673cm" svg:x="5.445cm" svg:y="6.1cm">
          <draw:text-box>
            <text:p text:style-name="P6"><text:span text:style-name="T1">Boucle</text:span></text:p>
            <text:p text:style-name="P6"><text:span text:style-name="T1">effectuée</text:span></text:p>
            <text:p text:style-name="P6"><text:span text:style-name="T1">[0;2] x</text:span></text:p>
          </draw:text-box>
        </draw:frame>
        <draw:frame draw:style-name="gr46" draw:text-style-name="P27" draw:layer="layout" svg:width="1.256cm" svg:height="0.764cm" svg:x="4.5cm" svg:y="10cm">
          <draw:text-box>
            <text:p text:style-name="P6"><text:span text:style-name="T1">OUI</text:span></text:p>
          </draw:text-box>
        </draw:frame>
        <draw:frame draw:style-name="gr41" draw:text-style-name="P27" draw:layer="layout" svg:width="3.805cm" svg:height="1.199cm" draw:transform="rotate (1.5707963267946) translate (7cm 13cm)">
          <draw:text-box>
            <text:p text:style-name="P6"><text:span text:style-name="T1">Continue</text:span></text:p>
            <text:p text:style-name="P6"><text:span text:style-name="T1">la boucle</text:span></text:p>
          </draw:text-box>
        </draw:frame>
        <draw:connector draw:style-name="gr16" draw:text-style-name="P2" draw:layer="layout" draw:line-skew="0cm 1.594cm" svg:x1="2.324cm" svg:y1="8.569cm" svg:x2="4.582cm" svg:y2="15.603cm" draw:start-shape="id73" draw:start-glue-point="5" draw:end-shape="id74" draw:end-glue-point="0" svg:d="m2324 8569h-502v5931h2760v1103">
          <text:p/>
        </draw:connector>
        <draw:frame draw:style-name="gr42" draw:text-style-name="P28" draw:id="id74" draw:layer="layout" svg:width="3.635cm" svg:height="0.781cm" svg:x="2.765cm" svg:y="15.603cm">
          <draw:text-box>
            <text:p text:style-name="P6"><text:span text:style-name="T19">Fin de méthode</text:span></text:p>
          </draw:text-box>
        </draw:frame>
        <draw:frame draw:style-name="gr60" draw:text-style-name="P29" draw:layer="layout" svg:width="3.106cm" svg:height="3.721cm" svg:x="1.7cm" svg:y="8.779cm">
          <draw:text-box>
            <text:p text:style-name="P6"><text:span text:style-name="T1">Fin</text:span></text:p>
            <text:p text:style-name="P6"><text:span text:style-name="T1">de</text:span></text:p>
            <text:p text:style-name="P6"><text:span text:style-name="T1">boucle</text:span></text:p>
          </draw:text-box>
        </draw:frame>
        <draw:frame draw:style-name="gr44" draw:text-style-name="P18" draw:layer="layout" svg:width="7.678cm" svg:height="1.017cm" svg:x="2.3cm" svg:y="16.5cm">
          <draw:text-box>
            <text:p text:style-name="P6"><text:span text:style-name="T12">Méthode PerduPaquetMedia</text:span></text:p>
          </draw:text-box>
        </draw:frame>
        <draw:custom-shape draw:style-name="gr61" draw:text-style-name="P20" draw:id="id75" draw:layer="layout" svg:width="3.862cm" svg:height="3.442cm" svg:x="3.957cm" svg:y="17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20" draw:id="id76" draw:layer="layout" svg:width="7.447cm" svg:height="0.936cm" svg:x="2.165cm" svg:y="21.822cm">
          <text:p text:style-name="P3"><text:span text:style-name="T4">Créé une nouvelle entrée dans le buffer FEC</text:span></text:p>
          <text:p text:style-name="P3"><text:span text:style-name="T4">(initialisée avec 0 pointeur sur paquet de FEC)</text:span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line-skew="1.68cm" svg:x1="7.817cm" svg:y1="19.22cm" svg:x2="5.909cm" svg:y2="23.283cm" draw:start-shape="id75" draw:start-glue-point="7" svg:d="m7817 19220h2183v4063h-4091">
          <text:p/>
        </draw:connector>
        <draw:connector draw:style-name="gr16" draw:text-style-name="P2" draw:layer="layout" svg:x1="5.888cm" svg:y1="22.758cm" svg:x2="5.894cm" svg:y2="24.363cm" draw:start-shape="id76" draw:start-glue-point="2" draw:end-shape="id77" svg:d="m5888 22758v802h6v803">
          <text:p/>
        </draw:connector>
        <draw:connector draw:style-name="gr16" draw:text-style-name="P2" draw:layer="layout" svg:x1="5.887cm" svg:y1="20.942cm" svg:x2="5.888cm" svg:y2="21.822cm" draw:start-shape="id75" draw:start-glue-point="6" draw:end-shape="id76" draw:end-glue-point="0" svg:d="m5887 20942v441h1v439">
          <text:p/>
        </draw:connector>
        <draw:frame draw:style-name="gr54" draw:text-style-name="P27" draw:layer="layout" svg:width="1.256cm" svg:height="0.764cm" svg:x="7.642cm" svg:y="18.621cm">
          <draw:text-box>
            <text:p text:style-name="P6"><text:span text:style-name="T1">OUI</text:span></text:p>
          </draw:text-box>
        </draw:frame>
        <draw:frame draw:style-name="gr57" draw:text-style-name="P27" draw:layer="layout" svg:width="1.442cm" svg:height="0.764cm" svg:x="5.812cm" svg:y="20.705cm">
          <draw:text-box>
            <text:p text:style-name="P6"><text:span text:style-name="T1">NON</text:span></text:p>
          </draw:text-box>
        </draw:frame>
        <draw:frame draw:style-name="gr62" draw:text-style-name="P31" draw:layer="layout" svg:width="3.63cm" svg:height="2.837cm" svg:x="4.073cm" svg:y="18.34cm">
          <draw:text-box>
            <text:p text:style-name="P3"><text:span text:style-name="T4">paquet</text:span></text:p>
            <text:p text:style-name="P3"><text:span text:style-name="T4">MEDIA déjà listé comme perdu dans buffer</text:span></text:p>
            <text:p text:style-name="P3"><text:span text:style-name="T4">FEC ?</text:span></text:p>
          </draw:text-box>
        </draw:frame>
        <draw:custom-shape draw:style-name="gr35" draw:text-style-name="P20" draw:id="id77" draw:layer="layout" svg:width="9.412cm" svg:height="0.937cm" svg:x="1.188cm" svg:y="24.363cm">
          <text:p text:style-name="P3"><text:span text:style-name="T4">Met à jour l'entrée en ajoutant un pointeur sur le</text:span></text:p>
          <text:p text:style-name="P3"><text:span text:style-name="T4">paquet de FEC ayant découvert la perte du paquet MEDIA</text:span></text:p>
          <draw:enhanced-geometry svg:viewBox="0 0 21600 21600" draw:type="rectangle" draw:enhanced-path="M 0 0 L 21600 0 21600 21600 0 21600 0 0 Z N"/>
        </draw:custom-shape>
        <draw:frame draw:style-name="gr42" draw:text-style-name="P28" draw:id="id78" draw:layer="layout" svg:width="3.635cm" svg:height="0.781cm" svg:x="4.071cm" svg:y="26.3cm">
          <draw:text-box>
            <text:p text:style-name="P6"><text:span text:style-name="T19">Fin de méthode</text:span></text:p>
          </draw:text-box>
        </draw:frame>
        <draw:connector draw:style-name="gr16" draw:text-style-name="P2" draw:layer="layout" svg:x1="5.894cm" svg:y1="25.3cm" svg:x2="5.888cm" svg:y2="26.3cm" draw:start-shape="id77" draw:start-glue-point="2" draw:end-shape="id78" draw:end-glue-point="0" svg:d="m5894 25300v500h-6v500">
          <text:p/>
        </draw:connector>
        <draw:custom-shape draw:style-name="gr34" draw:text-style-name="P20" draw:id="id79" draw:layer="layout" svg:width="4.376cm" svg:height="0.936cm" svg:x="2.354cm" svg:y="11cm">
          <text:p text:style-name="P3"><text:span text:style-name="T4">Récupère le paquet MEDIA</text:span></text:p>
          <text:p text:style-name="P3"><text:span text:style-name="T4">manquant et l'injecte ...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id="id80" draw:layer="layout" svg:width="5.041cm" svg:height="1.405cm" svg:x="2.022cm" svg:y="12.725cm">
          <text:p text:style-name="P3"><text:span text:style-name="T4">fait appel à</text:span></text:p>
          <text:p text:style-name="P3"><text:span text:style-name="T4">RecupPaquetMedia [3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2" draw:layer="layout" svg:x1="4.542cm" svg:y1="11.936cm" svg:x2="4.542cm" svg:y2="12.725cm" draw:start-shape="id79" draw:start-glue-point="2" draw:end-shape="id80" draw:end-glue-point="5" svg:d="m4542 11936v789">
          <text:p/>
        </draw:connector>
        <draw:connector draw:style-name="gr16" draw:text-style-name="P2" draw:layer="layout" svg:x1="4.542cm" svg:y1="10.208cm" svg:x2="4.542cm" svg:y2="11cm" draw:start-shape="id73" draw:start-glue-point="6" draw:end-shape="id79" draw:end-glue-point="0" svg:d="m4542 10208v792">
          <text:p/>
        </draw:connector>
        <draw:connector draw:style-name="gr16" draw:text-style-name="P2" draw:layer="layout" svg:x1="6.548cm" svg:y1="13.427cm" svg:x2="6.761cm" svg:y2="8.569cm" draw:start-shape="id80" draw:start-glue-point="9" draw:end-shape="id73" draw:end-glue-point="7" svg:d="m6548 13427h1016v-4858h-803">
          <text:p/>
        </draw:connector>
        <draw:frame draw:style-name="gr44" draw:text-style-name="P18" draw:layer="layout" svg:width="8.067cm" svg:height="1.017cm" svg:x="10.5cm" svg:y="10.483cm">
          <draw:text-box>
            <text:p text:style-name="P6"><text:span text:style-name="T12">Méthode DeleteCrossAndWait</text:span></text:p>
          </draw:text-box>
        </draw:frame>
        <draw:custom-shape draw:style-name="gr28" draw:text-style-name="P20" draw:id="id81" draw:layer="layout" svg:width="6.723cm" svg:height="1.275cm" svg:x="10.639cm" svg:y="11.725cm">
          <text:p text:style-name="P3"><text:span text:style-name="T4">retrouve l'entrée dans le buffer FEC qui</text:span></text:p>
          <text:p text:style-name="P3"><text:span text:style-name="T4">correspond au paquet MEDIA cité et à la</text:span></text:p>
          <text:p text:style-name="P3"><text:span text:style-name="T4">direction de FEC choisie (COL,ROW)</text:span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4cm" svg:y1="13cm" svg:x2="14cm" svg:y2="14cm" draw:start-shape="id81" draw:start-glue-point="2" draw:end-shape="id82" draw:end-glue-point="4" svg:d="m14000 13000v1000">
          <text:p/>
        </draw:connector>
        <draw:frame draw:style-name="gr42" draw:text-style-name="P28" draw:id="id86" draw:layer="layout" svg:width="3.635cm" svg:height="0.781cm" svg:x="12.165cm" svg:y="25.403cm">
          <draw:text-box>
            <text:p text:style-name="P6"><text:span text:style-name="T19">Fin de méthode</text:span></text:p>
          </draw:text-box>
        </draw:frame>
        <draw:connector draw:style-name="gr16" draw:text-style-name="P2" draw:layer="layout" draw:line-skew="0cm 0.287cm" svg:x1="11.77cm" svg:y1="19.249cm" svg:x2="13.982cm" svg:y2="23.425cm" draw:start-shape="id83" draw:start-glue-point="5" draw:end-shape="id84" draw:end-glue-point="0" svg:d="m11770 19249h-502v3251h2714v925">
          <text:p/>
        </draw:connector>
        <draw:frame draw:style-name="gr57" draw:text-style-name="P27" draw:layer="layout" svg:width="1.442cm" svg:height="0.764cm" svg:x="15.2cm" svg:y="14.62cm">
          <draw:text-box>
            <text:p text:style-name="P6"><text:span text:style-name="T1">NON</text:span></text:p>
          </draw:text-box>
        </draw:frame>
        <draw:frame draw:style-name="gr54" draw:text-style-name="P27" draw:layer="layout" svg:width="1.256cm" svg:height="0.764cm" svg:x="12.8cm" svg:y="16.22cm">
          <draw:text-box>
            <text:p text:style-name="P6"><text:span text:style-name="T1">OUI</text:span></text:p>
          </draw:text-box>
        </draw:frame>
        <draw:custom-shape draw:style-name="gr63" draw:text-style-name="P20" draw:id="id83" draw:layer="layout" svg:width="4.461cm" svg:height="3.5cm" svg:x="11.77cm" svg:y="17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4" draw:text-style-name="P3" draw:layer="layout" svg:width="4.9cm" svg:height="2.6cm" svg:x="11.6cm" svg:y="17.8cm">
          <draw:text-box>
            <text:p text:style-name="P3"><text:span text:style-name="T4">Pour</text:span></text:p>
            <text:p text:style-name="P3"><text:span text:style-name="T4">chaque paquet</text:span></text:p>
            <text:p text:style-name="P3"><text:span text:style-name="T4">MEDIA déclaré</text:span></text:p>
            <text:p text:style-name="P3"><text:span text:style-name="T4">perdu par le paquet</text:span></text:p>
            <text:p text:style-name="P3"><text:span text:style-name="T4">de FEC : entrée</text:span></text:p>
            <text:p text:style-name="P3"><text:span text:style-name="T4">existe ?</text:span></text:p>
          </draw:text-box>
        </draw:frame>
        <draw:connector draw:style-name="gr16" draw:text-style-name="P2" draw:layer="layout" svg:x1="14cm" svg:y1="16.5cm" svg:x2="14cm" svg:y2="17.5cm" draw:start-shape="id82" draw:start-glue-point="6" draw:end-shape="id83" draw:end-glue-point="4" svg:d="m14000 16500v1000">
          <text:p/>
        </draw:connector>
        <draw:frame draw:style-name="gr40" draw:text-style-name="P27" draw:layer="layout" svg:width="4.685cm" svg:height="1.673cm" svg:x="14.6cm" svg:y="16.262cm">
          <draw:text-box>
            <text:p text:style-name="P6"><text:span text:style-name="T1">Boucle</text:span></text:p>
            <text:p text:style-name="P6"><text:span text:style-name="T1">effectuée</text:span></text:p>
            <text:p text:style-name="P6"><text:span text:style-name="T1">[FEC.NA] x</text:span></text:p>
          </draw:text-box>
        </draw:frame>
        <draw:custom-shape draw:style-name="gr28" draw:text-style-name="P20" draw:id="id85" draw:layer="layout" svg:width="3.447cm" svg:height="1.936cm" svg:x="15.7cm" svg:y="19.864cm">
          <text:p text:style-name="P3"><text:span text:style-name="T4">supprime le lien</text:span></text:p>
          <text:p text:style-name="P3"><text:span text:style-name="T4">entre paquet MEDIA</text:span></text:p>
          <text:p text:style-name="P3"><text:span text:style-name="T4">et le paquet de FEC</text:span></text:p>
          <text:p text:style-name="P3"><text:span text:style-name="T4">qui va être supprimé</text:span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6.231cm" svg:y1="19.249cm" svg:x2="17.423cm" svg:y2="19.864cm" draw:start-shape="id83" draw:start-glue-point="7" draw:end-shape="id85" draw:end-glue-point="0" svg:d="m16231 19249h1192v615">
          <text:p/>
        </draw:connector>
        <draw:connector draw:style-name="gr16" draw:text-style-name="P2" draw:layer="layout" draw:line-skew="-0.301cm" svg:x1="17.423cm" svg:y1="21.8cm" svg:x2="14cm" svg:y2="21cm" draw:start-shape="id85" draw:start-glue-point="2" draw:end-shape="id83" draw:end-glue-point="6" svg:d="m17423 21800v200h-3423v-1000">
          <text:p/>
        </draw:connector>
        <draw:frame draw:style-name="gr60" draw:text-style-name="P29" draw:layer="layout" svg:width="3.106cm" svg:height="3.721cm" svg:x="11.194cm" svg:y="19.3cm">
          <draw:text-box>
            <text:p text:style-name="P6"><text:span text:style-name="T1">Fin</text:span></text:p>
            <text:p text:style-name="P6"><text:span text:style-name="T1">de</text:span></text:p>
            <text:p text:style-name="P6"><text:span text:style-name="T1">boucle</text:span></text:p>
          </draw:text-box>
        </draw:frame>
        <draw:frame draw:style-name="gr43" draw:text-style-name="P29" draw:layer="layout" svg:width="1.606cm" svg:height="0.725cm" svg:x="16cm" svg:y="18.32cm">
          <draw:text-box>
            <text:p text:style-name="P6"><text:span text:style-name="T1">OUI</text:span></text:p>
          </draw:text-box>
        </draw:frame>
        <draw:custom-shape draw:style-name="gr28" draw:text-style-name="P20" draw:id="id84" draw:layer="layout" svg:width="3.223cm" svg:height="0.775cm" svg:x="12.371cm" svg:y="23.425cm">
          <text:p text:style-name="P3"><text:span text:style-name="T4">Supprime l'entrée</text:span></text:p>
          <text:p text:style-name="P3"><text:span text:style-name="T4">« paquet de FEC »</text:span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line-skew="3.643cm 3.644cm" svg:x1="15.356cm" svg:y1="15.249cm" svg:x2="13.982cm" svg:y2="25.403cm" draw:start-shape="id82" draw:start-glue-point="7" draw:end-shape="id86" draw:end-glue-point="0" svg:d="m15356 15249h4144v9347h-5518v807">
          <text:p/>
        </draw:connector>
        <draw:connector draw:style-name="gr16" draw:text-style-name="P2" draw:layer="layout" svg:x1="13.982cm" svg:y1="24.2cm" svg:x2="13.982cm" svg:y2="25.403cm" draw:start-shape="id84" draw:start-glue-point="2" draw:end-shape="id86" draw:end-glue-point="0" svg:d="m13982 24200v1203">
          <text:p/>
        </draw:connector>
        <draw:frame draw:style-name="gr44" draw:text-style-name="P18" draw:layer="layout" svg:width="7.805cm" svg:height="1.017cm" svg:x="1cm" svg:y="1cm">
          <draw:text-box>
            <text:p text:style-name="P6"><text:span text:style-name="T12">Méthode RecupPaquetMedia</text:span></text:p>
          </draw:text-box>
        </draw:frame>
      </draw:page>
      <draw:page draw:name="Arrivée FEC" draw:style-name="dp1" draw:master-page-name="Standard">
        <office:forms form:automatic-focus="false" form:apply-design-mode="false"/>
        <draw:custom-shape draw:style-name="gr22" draw:text-style-name="P2" draw:layer="layout" svg:width="11.8cm" svg:height="1.4cm" svg:x="1.8cm" svg:y="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.1cm" svg:height="4.4cm" svg:x="5.6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cm" svg:height="1cm" svg:x="5.9cm" svg:y="2.3cm">
          <text:p text:style-name="P3"><text:span text:style-name="T4">MEDIA Pk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cm" svg:height="1cm" svg:x="9.8cm" svg:y="2.3cm">
          <text:p text:style-name="P3"><text:span text:style-name="T4">MEDIA Pk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15.6cm" svg:y="3.8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cm" svg:height="1cm" svg:x="2cm" svg:y="2.3cm">
          <text:p text:style-name="P3"><text:span text:style-name="T4">MEDIA Pkt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2cm" svg:y="3.8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" draw:layer="layout" svg:width="3.5cm" svg:height="1cm" svg:x="5.9cm" svg:y="3.8cm">
          <text:p text:style-name="P3"><text:span text:style-name="T3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3.5cm" svg:height="1cm" svg:x="9.8cm" svg:y="3.8cm">
          <text:p text:style-name="P3"><text:span text:style-name="T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2cm" svg:y="5.3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cm" svg:height="1cm" svg:x="15.6cm" svg:y="2.3cm">
          <text:p text:style-name="P3"><text:span text:style-name="T4">FEC row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5.9cm" svg:y="5.3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9.8cm" svg:y="5.3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15.6cm" svg:y="5.2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5.9cm" svg:y="8.1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9.8cm" svg:y="8.1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2cm" svg:y="8.1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3.9cm" svg:y1="4.3cm" svg:x2="15.4cm" svg:y2="4.3cm">
          <text:p/>
        </draw:line>
        <draw:line draw:style-name="gr16" draw:text-style-name="P2" draw:layer="layout" svg:x1="7.6cm" svg:y1="6.8cm" svg:x2="7.6cm" svg:y2="7.8cm">
          <text:p/>
        </draw:line>
        <draw:line draw:style-name="gr16" draw:text-style-name="P2" draw:layer="layout" svg:x1="13.9cm" svg:y1="2.8cm" svg:x2="15.4cm" svg:y2="2.8cm">
          <text:p/>
        </draw:line>
        <draw:line draw:style-name="gr16" draw:text-style-name="P2" draw:layer="layout" svg:x1="13.9cm" svg:y1="5.7cm" svg:x2="15.4cm" svg:y2="5.7cm">
          <text:p/>
        </draw:line>
        <draw:line draw:style-name="gr16" draw:text-style-name="P2" draw:layer="layout" svg:x1="11.6cm" svg:y1="6.8cm" svg:x2="11.6cm" svg:y2="7.8cm">
          <text:p/>
        </draw:line>
        <draw:line draw:style-name="gr16" draw:text-style-name="P2" draw:layer="layout" svg:x1="3.8cm" svg:y1="6.8cm" svg:x2="3.8cm" svg:y2="7.8cm">
          <text:p/>
        </draw:line>
        <draw:frame draw:style-name="gr5" draw:text-style-name="P29" draw:layer="layout" svg:width="8.795cm" svg:height="0.963cm" svg:x="6.705cm" svg:y="10.162cm">
          <draw:text-box>
            <text:p text:style-name="P6"><text:span text:style-name="T20">Cas [2] : FEC génère MEDIA </text:span></text:p>
          </draw:text-box>
        </draw:frame>
        <draw:frame draw:style-name="gr5" draw:text-style-name="P29" draw:layer="layout" svg:width="12.842cm" svg:height="0.963cm" svg:x="3.9cm" svg:y="20.3cm">
          <draw:text-box>
            <text:p text:style-name="P6"><text:span text:style-name="T20">Cas [3] : FEC conservé pour cascade future</text:span></text:p>
          </draw:text-box>
        </draw:frame>
        <draw:custom-shape draw:style-name="gr22" draw:text-style-name="P2" draw:layer="layout" svg:width="11.8cm" svg:height="1.4cm" svg:x="1.9cm" svg:y="11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.1cm" svg:height="4.4cm" svg:x="5.7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3.5cm" svg:height="1cm" svg:x="6cm" svg:y="11.5cm">
          <text:p text:style-name="P3"><text:span text:style-name="T9">MEDIA Pk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cm" svg:height="1cm" svg:x="9.9cm" svg:y="11.5cm">
          <text:p text:style-name="P3"><text:span text:style-name="T4">MEDIA Pk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15.7cm" svg:y="13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cm" svg:height="1cm" svg:x="2.1cm" svg:y="11.5cm">
          <text:p text:style-name="P3"><text:span text:style-name="T4">MEDIA Pkt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2.1cm" svg:y="13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" draw:layer="layout" svg:width="3.5cm" svg:height="1cm" svg:x="6cm" svg:y="13cm">
          <text:p text:style-name="P3"><text:span text:style-name="T3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3.5cm" svg:height="1cm" svg:x="9.9cm" svg:y="13cm">
          <text:p text:style-name="P3"><text:span text:style-name="T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2.1cm" svg:y="14.5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cm" svg:height="1cm" svg:x="15.7cm" svg:y="11.5cm">
          <text:p text:style-name="P3"><text:span text:style-name="T4">FEC row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3.5cm" svg:height="1cm" svg:x="6cm" svg:y="14.5cm">
          <text:p text:style-name="P3"><text:span text:style-name="T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9.9cm" svg:y="14.5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15.7cm" svg:y="14.4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3.5cm" svg:height="1cm" svg:x="6cm" svg:y="17.3cm">
          <text:p text:style-name="P3"><text:span text:style-name="T6">FEC co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9.9cm" svg:y="17.3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2.1cm" svg:y="17.3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4cm" svg:y1="13.5cm" svg:x2="15.5cm" svg:y2="13.5cm">
          <text:p/>
        </draw:line>
        <draw:line draw:style-name="gr16" draw:text-style-name="P2" draw:layer="layout" svg:x1="7.7cm" svg:y1="16cm" svg:x2="7.7cm" svg:y2="17cm">
          <text:p/>
        </draw:line>
        <draw:line draw:style-name="gr16" draw:text-style-name="P2" draw:layer="layout" svg:x1="14cm" svg:y1="12cm" svg:x2="15.5cm" svg:y2="12cm">
          <text:p/>
        </draw:line>
        <draw:line draw:style-name="gr16" draw:text-style-name="P2" draw:layer="layout" svg:x1="14cm" svg:y1="14.9cm" svg:x2="15.5cm" svg:y2="14.9cm">
          <text:p/>
        </draw:line>
        <draw:line draw:style-name="gr16" draw:text-style-name="P2" draw:layer="layout" svg:x1="11.7cm" svg:y1="16cm" svg:x2="11.7cm" svg:y2="17cm">
          <text:p/>
        </draw:line>
        <draw:line draw:style-name="gr16" draw:text-style-name="P2" draw:layer="layout" svg:x1="3.9cm" svg:y1="16cm" svg:x2="3.9cm" svg:y2="17cm">
          <text:p/>
        </draw:line>
        <draw:custom-shape draw:style-name="gr22" draw:text-style-name="P2" draw:layer="layout" svg:width="11.8cm" svg:height="1.4cm" svg:x="1.9cm" svg:y="2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.1cm" svg:height="4.4cm" svg:x="5.7cm" svg:y="2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3.5cm" svg:height="1cm" svg:x="6cm" svg:y="21.7cm">
          <text:p text:style-name="P3"><text:span text:style-name="T9">MEDIA Pk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3.5cm" svg:height="1cm" svg:x="9.9cm" svg:y="21.7cm">
          <text:p text:style-name="P3"><text:span text:style-name="T9">MEDIA Pk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3.5cm" svg:height="1cm" svg:x="15.7cm" svg:y="23.2cm">
          <text:p text:style-name="P3"><text:span text:style-name="T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cm" svg:height="1cm" svg:x="2.1cm" svg:y="21.7cm">
          <text:p text:style-name="P3"><text:span text:style-name="T4">MEDIA Pkt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3.5cm" svg:height="1cm" svg:x="2.1cm" svg:y="23.2cm">
          <text:p text:style-name="P3"><text:span text:style-name="T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" draw:layer="layout" svg:width="3.5cm" svg:height="1cm" svg:x="6cm" svg:y="23.2cm">
          <text:p text:style-name="P3"><text:span text:style-name="T3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3.5cm" svg:height="1cm" svg:x="9.9cm" svg:y="23.2cm">
          <text:p text:style-name="P3"><text:span text:style-name="T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2.1cm" svg:y="24.7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cm" svg:height="1cm" svg:x="15.7cm" svg:y="21.7cm">
          <text:p text:style-name="P3"><text:span text:style-name="T4">FEC row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3.5cm" svg:height="1cm" svg:x="6cm" svg:y="24.7cm">
          <text:p text:style-name="P3"><text:span text:style-name="T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9.9cm" svg:y="24.7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15.7cm" svg:y="24.6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3.5cm" svg:height="1cm" svg:x="6cm" svg:y="27.5cm">
          <text:p text:style-name="P3"><text:span text:style-name="T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9.9cm" svg:y="27.5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2.1cm" svg:y="27.5cm">
          <text:p text:style-name="P3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4cm" svg:y1="23.7cm" svg:x2="15.5cm" svg:y2="23.7cm">
          <text:p/>
        </draw:line>
        <draw:line draw:style-name="gr16" draw:text-style-name="P2" draw:layer="layout" svg:x1="7.7cm" svg:y1="26.2cm" svg:x2="7.7cm" svg:y2="27.2cm">
          <text:p/>
        </draw:line>
        <draw:line draw:style-name="gr16" draw:text-style-name="P2" draw:layer="layout" svg:x1="14cm" svg:y1="22.2cm" svg:x2="15.5cm" svg:y2="22.2cm">
          <text:p/>
        </draw:line>
        <draw:line draw:style-name="gr16" draw:text-style-name="P2" draw:layer="layout" svg:x1="14cm" svg:y1="25.1cm" svg:x2="15.5cm" svg:y2="25.1cm">
          <text:p/>
        </draw:line>
        <draw:line draw:style-name="gr16" draw:text-style-name="P2" draw:layer="layout" svg:x1="11.7cm" svg:y1="26.2cm" svg:x2="11.7cm" svg:y2="27.2cm">
          <text:p/>
        </draw:line>
        <draw:line draw:style-name="gr16" draw:text-style-name="P2" draw:layer="layout" svg:x1="3.9cm" svg:y1="26.2cm" svg:x2="3.9cm" svg:y2="27.2cm">
          <text:p/>
        </draw:line>
        <draw:frame draw:style-name="gr5" draw:text-style-name="P29" draw:layer="layout" svg:width="6.145cm" svg:height="0.963cm" svg:x="7.6cm" svg:y="0.9cm">
          <draw:text-box>
            <text:p text:style-name="P6"><text:span text:style-name="T20">Cas [1] : FEC inutile</text:span></text:p>
          </draw:text-box>
        </draw:frame>
      </draw:page>
      <draw:page draw:name="Cascade" draw:style-name="dp1" draw:master-page-name="Standard">
        <office:forms form:automatic-focus="false" form:apply-design-mode="false"/>
        <draw:custom-shape draw:style-name="gr22" draw:text-style-name="P2" draw:layer="layout" svg:width="11.8cm" svg:height="1.4cm" svg:x="1.8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.1cm" svg:height="4.4cm" svg:x="5.6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5.9cm" svg:y="1.8cm">
          <text:p text:style-name="P3"><text:span text:style-name="T1">MEDIA Pk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9.8cm" svg:y="1.8cm">
          <text:p text:style-name="P3"><text:span text:style-name="T1">MEDIA Pk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15.6cm" svg:y="3.3cm">
          <text:p text:style-name="P3"><text:span text:style-name="T1">FEC row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1.8cm">
          <text:p text:style-name="P3"><text:span text:style-name="T1">MEDIA Pkt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3.3cm">
          <text:p text:style-name="P3"><text:span text:style-name="T1">RTP Pkt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3.5cm" svg:height="1cm" svg:x="5.9cm" svg:y="3.3cm">
          <text:p text:style-name="P3"><text:span text:style-name="T11">MEDIA Pkt 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3.5cm" svg:height="1cm" svg:x="9.8cm" svg:y="3.3cm">
          <text:p text:style-name="P3"><text:span text:style-name="T11">MEDIA Pkt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4.8cm">
          <text:p text:style-name="P3"><text:span text:style-name="T1">MEDIA Pkt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.6cm" svg:y="1.8cm">
          <text:p text:style-name="P3"><text:span text:style-name="T1">FEC row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5.9cm" svg:y="4.8cm">
          <text:p text:style-name="P3"><text:span text:style-name="T1">MEDIA Pkt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9.8cm" svg:y="4.8cm">
          <text:p text:style-name="P3"><text:span text:style-name="T1">MEDIA Pkt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.6cm" svg:y="4.7cm">
          <text:p text:style-name="P3"><text:span text:style-name="T1">FEC row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5.9cm" svg:y="7.6cm">
          <text:p text:style-name="P3"><text:span text:style-name="T1">FEC co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9.8cm" svg:y="7.6cm">
          <text:p text:style-name="P3"><text:span text:style-name="T1">FEC col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7.6cm">
          <text:p text:style-name="P3"><text:span text:style-name="T1">FEC col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3.9cm" svg:y1="3.8cm" svg:x2="15.4cm" svg:y2="3.8cm">
          <text:p/>
        </draw:line>
        <draw:line draw:style-name="gr16" draw:text-style-name="P2" draw:layer="layout" svg:x1="7.6cm" svg:y1="6.3cm" svg:x2="7.6cm" svg:y2="7.3cm">
          <text:p/>
        </draw:line>
        <draw:line draw:style-name="gr16" draw:text-style-name="P2" draw:layer="layout" svg:x1="13.9cm" svg:y1="2.3cm" svg:x2="15.4cm" svg:y2="2.3cm">
          <text:p/>
        </draw:line>
        <draw:line draw:style-name="gr16" draw:text-style-name="P2" draw:layer="layout" svg:x1="13.9cm" svg:y1="5.2cm" svg:x2="15.4cm" svg:y2="5.2cm">
          <text:p/>
        </draw:line>
        <draw:line draw:style-name="gr16" draw:text-style-name="P2" draw:layer="layout" svg:x1="11.6cm" svg:y1="6.3cm" svg:x2="11.6cm" svg:y2="7.3cm">
          <text:p/>
        </draw:line>
        <draw:line draw:style-name="gr16" draw:text-style-name="P2" draw:layer="layout" svg:x1="3.8cm" svg:y1="6.3cm" svg:x2="3.8cm" svg:y2="7.3cm">
          <text:p/>
        </draw:line>
        <draw:frame draw:style-name="gr5" draw:layer="layout" svg:width="13.092cm" svg:height="0.963cm" svg:x="4.105cm" svg:y="10.162cm">
          <draw:text-box>
            <text:p text:style-name="P6">Démarrage : FEC col 1 génère MEDIA Pkt 4 </text:p>
          </draw:text-box>
        </draw:frame>
        <draw:frame draw:style-name="gr5" draw:layer="layout" svg:width="12.444cm" svg:height="0.963cm" svg:x="4.9cm" svg:y="20.2cm">
          <draw:text-box>
            <text:p text:style-name="P6">Cascade : FEC row 1 génère MEDIA Pkt 5</text:p>
          </draw:text-box>
        </draw:frame>
        <draw:custom-shape draw:style-name="gr22" draw:text-style-name="P2" draw:layer="layout" svg:width="11.8cm" svg:height="1.4cm" svg:x="1.8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.1cm" svg:height="4.4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2" draw:layer="layout" svg:width="3.5cm" svg:height="1cm" svg:x="5.9cm" svg:y="11.7cm">
          <text:p text:style-name="P3"><text:span text:style-name="T21">MEDIA Pk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9.8cm" svg:y="11.7cm">
          <text:p text:style-name="P3"><text:span text:style-name="T1">MEDIA Pk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3.5cm" svg:height="1cm" svg:x="15.6cm" svg:y="13.2cm">
          <text:p text:style-name="P3"><text:span text:style-name="T1">FEC row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11.7cm">
          <text:p text:style-name="P3"><text:span text:style-name="T1">MEDIA Pkt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13.2cm">
          <text:p text:style-name="P3"><text:span text:style-name="T1">MEDIA Pkt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3" draw:layer="layout" svg:width="3.5cm" svg:height="1cm" svg:x="5.9cm" svg:y="13.2cm">
          <text:p text:style-name="P3"><text:span text:style-name="T21">MEDIA Pkt 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3.5cm" svg:height="1cm" svg:x="9.8cm" svg:y="13.2cm">
          <text:p text:style-name="P3"><text:span text:style-name="T11">MEDIA Pkt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14.7cm">
          <text:p text:style-name="P3"><text:span text:style-name="T1">MEDIA Pkt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.6cm" svg:y="11.7cm">
          <text:p text:style-name="P3"><text:span text:style-name="T1">FEC row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2" draw:layer="layout" svg:width="3.5cm" svg:height="1cm" svg:x="5.9cm" svg:y="14.7cm">
          <text:p text:style-name="P3"><text:span text:style-name="T21">MEDIA Pkt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9.8cm" svg:y="14.7cm">
          <text:p text:style-name="P3"><text:span text:style-name="T1">MEDIA Pkt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.6cm" svg:y="14.6cm">
          <text:p text:style-name="P3"><text:span text:style-name="T1">FEC row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3" draw:layer="layout" svg:width="3.5cm" svg:height="1cm" svg:x="5.9cm" svg:y="17.5cm">
          <text:p text:style-name="P3"><text:span text:style-name="T21">FEC co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9.8cm" svg:y="17.5cm">
          <text:p text:style-name="P3"><text:span text:style-name="T1">FEC col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17.5cm">
          <text:p text:style-name="P3"><text:span text:style-name="T1">FEC col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3.9cm" svg:y1="13.7cm" svg:x2="15.4cm" svg:y2="13.7cm">
          <text:p/>
        </draw:line>
        <draw:line draw:style-name="gr16" draw:text-style-name="P2" draw:layer="layout" svg:x1="7.6cm" svg:y1="16.2cm" svg:x2="7.6cm" svg:y2="17.2cm">
          <text:p/>
        </draw:line>
        <draw:line draw:style-name="gr16" draw:text-style-name="P2" draw:layer="layout" svg:x1="13.9cm" svg:y1="12.2cm" svg:x2="15.4cm" svg:y2="12.2cm">
          <text:p/>
        </draw:line>
        <draw:line draw:style-name="gr16" draw:text-style-name="P2" draw:layer="layout" svg:x1="13.9cm" svg:y1="15.1cm" svg:x2="15.4cm" svg:y2="15.1cm">
          <text:p/>
        </draw:line>
        <draw:line draw:style-name="gr16" draw:text-style-name="P2" draw:layer="layout" svg:x1="11.6cm" svg:y1="16.2cm" svg:x2="11.6cm" svg:y2="17.2cm">
          <text:p/>
        </draw:line>
        <draw:line draw:style-name="gr16" draw:text-style-name="P2" draw:layer="layout" svg:x1="3.8cm" svg:y1="16.2cm" svg:x2="3.8cm" svg:y2="17.2cm">
          <text:p/>
        </draw:line>
        <draw:custom-shape draw:style-name="gr22" draw:text-style-name="P2" draw:layer="layout" svg:width="11.8cm" svg:height="1.4cm" svg:x="1.8cm" svg:y="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.1cm" svg:height="4.4cm" svg:x="5.6cm" svg:y="2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4" draw:layer="layout" svg:width="3.5cm" svg:height="1cm" svg:x="5.9cm" svg:y="21.7cm">
          <text:p text:style-name="P3"><text:span text:style-name="T3">MEDIA Pk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9.8cm" svg:y="21.7cm">
          <text:p text:style-name="P3"><text:span text:style-name="T1">MEDIA Pk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3" draw:layer="layout" svg:width="3.5cm" svg:height="1cm" svg:x="15.6cm" svg:y="23.2cm">
          <text:p text:style-name="P3"><text:span text:style-name="T21">FEC row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21.7cm">
          <text:p text:style-name="P3"><text:span text:style-name="T1">MEDIA Pkt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2" draw:layer="layout" svg:width="3.5cm" svg:height="1cm" svg:x="2cm" svg:y="23.2cm">
          <text:p text:style-name="P3"><text:span text:style-name="T21">MEDIA Pkt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3" draw:layer="layout" svg:width="3.5cm" svg:height="1cm" svg:x="5.9cm" svg:y="23.2cm">
          <text:p text:style-name="P3"><text:span text:style-name="T21">MEDIA Pkt 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2" draw:layer="layout" svg:width="3.5cm" svg:height="1cm" svg:x="9.8cm" svg:y="23.2cm">
          <text:p text:style-name="P3"><text:span text:style-name="T21">MEDIA Pkt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24.7cm">
          <text:p text:style-name="P3"><text:span text:style-name="T1">MEDIA Pkt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.6cm" svg:y="21.7cm">
          <text:p text:style-name="P3"><text:span text:style-name="T1">FEC row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4" draw:layer="layout" svg:width="3.5cm" svg:height="1cm" svg:x="5.9cm" svg:y="24.7cm">
          <text:p text:style-name="P3"><text:span text:style-name="T3">MEDIA Pkt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9.8cm" svg:y="24.7cm">
          <text:p text:style-name="P3"><text:span text:style-name="T1">MEDIA Pkt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.6cm" svg:y="24.6cm">
          <text:p text:style-name="P3"><text:span text:style-name="T1">FEC row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3" draw:layer="layout" svg:width="3.5cm" svg:height="1cm" svg:x="5.9cm" svg:y="27.5cm">
          <text:p text:style-name="P3"><text:span text:style-name="T21">FEC co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9.8cm" svg:y="27.5cm">
          <text:p text:style-name="P3"><text:span text:style-name="T1">FEC col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2cm" svg:y="27.5cm">
          <text:p text:style-name="P3"><text:span text:style-name="T1">FEC col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13.9cm" svg:y1="23.7cm" svg:x2="15.4cm" svg:y2="23.7cm">
          <text:p/>
        </draw:line>
        <draw:line draw:style-name="gr16" draw:text-style-name="P2" draw:layer="layout" svg:x1="7.6cm" svg:y1="26.2cm" svg:x2="7.6cm" svg:y2="27.2cm">
          <text:p/>
        </draw:line>
        <draw:line draw:style-name="gr16" draw:text-style-name="P2" draw:layer="layout" svg:x1="13.9cm" svg:y1="22.2cm" svg:x2="15.4cm" svg:y2="22.2cm">
          <text:p/>
        </draw:line>
        <draw:line draw:style-name="gr16" draw:text-style-name="P2" draw:layer="layout" svg:x1="13.9cm" svg:y1="25.1cm" svg:x2="15.4cm" svg:y2="25.1cm">
          <text:p/>
        </draw:line>
        <draw:line draw:style-name="gr16" draw:text-style-name="P2" draw:layer="layout" svg:x1="11.6cm" svg:y1="26.2cm" svg:x2="11.6cm" svg:y2="27.2cm">
          <text:p/>
        </draw:line>
        <draw:line draw:style-name="gr16" draw:text-style-name="P2" draw:layer="layout" svg:x1="3.8cm" svg:y1="26.2cm" svg:x2="3.8cm" svg:y2="2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1181" draw:display-name="Hatch 118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112%" draw:distance="112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initial-creator>David</meta:initial-creator>
    <meta:creation-date>2009-03-25T10:36:17</meta:creation-date>
    <dc:date>2009-08-17T15:49:11.32</dc:date>
    <meta:printed-by>David</meta:printed-by>
    <meta:print-date>2009-04-03T11:11:54</meta:print-date>
    <meta:editing-cycles>39</meta:editing-cycles>
    <meta:editing-duration>PT37H53M17S</meta:editing-duration>
    <dc:creator>David Fischer</dc:creator>
    <meta:document-statistic meta:object-count="503"/>
    <meta:user-defined meta:name="Info 1"/>
    <meta:user-defined meta:name="Info 2"/>
    <meta:user-defined meta:name="Info 3"/>
    <meta:user-defined meta:name="Info 4"/>
  </office:meta>
</office:document-meta>
</file>